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15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paragraph">
      <style:text-properties style:text-position="0% 100%" fo:font-style="normal" officeooo:rsid="00230500" officeooo:paragraph-rsid="00230500" style:font-style-asian="normal" style:font-style-complex="normal"/>
    </style:style>
    <style:style style:name="P2" style:family="paragraph" style:parent-style-name="SBC_3a_paragraph">
      <style:text-properties style:text-position="0% 100%" fo:font-style="normal" officeooo:rsid="00230500" officeooo:paragraph-rsid="004ad148" style:font-style-asian="normal" style:font-style-complex="normal"/>
    </style:style>
    <style:style style:name="P3" style:family="paragraph" style:parent-style-name="SBC_3a_paragraph">
      <style:paragraph-properties fo:margin-left="0cm" fo:margin-right="0cm" fo:text-indent="0cm" style:auto-text-indent="false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1a6bd1" officeooo:paragraph-rsid="003c416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paragraph-rsid="0021b5ff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4ad148" officeooo:paragraph-rsid="004ad148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rsid="004ca2d3" officeooo:paragraph-rsid="004ca2d3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rsid="004ca2d3" officeooo:paragraph-rsid="005906b6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paragraph-rsid="00566637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officeooo:rsid="005b6ad0" officeooo:paragraph-rsid="005b6ad0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officeooo:rsid="005b6ad0" officeooo:paragraph-rsid="006ac027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officeooo:rsid="005b6ad0" officeooo:paragraph-rsid="006e76a2"/>
    </style:style>
    <style:style style:name="P13" style:family="paragraph" style:parent-style-name="SBC_3a_paragraph">
      <style:paragraph-properties fo:margin-left="0cm" fo:margin-right="0cm" fo:text-indent="0cm" style:auto-text-indent="false"/>
      <style:text-properties officeooo:paragraph-rsid="00531a51"/>
    </style:style>
    <style:style style:name="P14" style:family="paragraph" style:parent-style-name="SBC_3a_paragraph">
      <style:paragraph-properties fo:margin-left="0cm" fo:margin-right="0cm" fo:text-indent="0cm" style:auto-text-indent="false"/>
      <style:text-properties officeooo:paragraph-rsid="001a8386"/>
    </style:style>
    <style:style style:name="P15" style:family="paragraph" style:parent-style-name="SBC_3a_paragraph">
      <style:paragraph-properties fo:margin-left="0cm" fo:margin-right="0cm" fo:text-indent="0cm" style:auto-text-indent="false"/>
      <style:text-properties officeooo:rsid="006ac027" officeooo:paragraph-rsid="006ac027"/>
    </style:style>
    <style:style style:name="P16" style:family="paragraph" style:parent-style-name="SBC_3a_paragraph">
      <style:paragraph-properties fo:margin-left="0cm" fo:margin-right="0cm" fo:text-indent="0cm" style:auto-text-indent="false"/>
      <style:text-properties officeooo:rsid="0076c976" officeooo:paragraph-rsid="0076c976"/>
    </style:style>
    <style:style style:name="P17" style:family="paragraph" style:parent-style-name="SBC_3a_paragraph">
      <style:paragraph-properties fo:margin-left="0cm" fo:margin-right="0cm" fo:text-indent="0cm" style:auto-text-indent="false"/>
      <style:text-properties fo:font-style="normal" officeooo:rsid="006ac027" officeooo:paragraph-rsid="005b6ad0" style:font-style-asian="normal" style:font-style-complex="normal"/>
    </style:style>
    <style:style style:name="P18" style:family="paragraph" style:parent-style-name="SBC_3a_paragraph">
      <style:paragraph-properties fo:margin-left="0cm" fo:margin-right="0cm" fo:text-indent="0cm" style:auto-text-indent="false"/>
      <style:text-properties fo:font-style="normal" officeooo:rsid="0071f0fb" officeooo:paragraph-rsid="006ac027" style:font-style-asian="normal" style:font-style-complex="normal"/>
    </style:style>
    <style:style style:name="P19" style:family="paragraph" style:parent-style-name="SBC_3a_paragraph">
      <style:paragraph-properties fo:margin-left="0cm" fo:margin-right="0cm" fo:text-indent="0cm" style:auto-text-indent="false"/>
      <style:text-properties fo:font-style="normal" officeooo:rsid="0071f0fb" officeooo:paragraph-rsid="0085aa78" style:font-style-asian="normal" style:font-style-complex="normal"/>
    </style:style>
    <style:style style:name="P20" style:family="paragraph" style:parent-style-name="SBC_3a_paragraph">
      <style:paragraph-properties fo:margin-left="0cm" fo:margin-right="0cm" fo:text-indent="0cm" style:auto-text-indent="false"/>
      <style:text-properties fo:font-style="normal" officeooo:rsid="00751b22" officeooo:paragraph-rsid="006ac027" style:font-style-asian="normal" style:font-style-complex="normal"/>
    </style:style>
    <style:style style:name="P21" style:family="paragraph" style:parent-style-name="SBC_3a_paragraph">
      <style:paragraph-properties fo:margin-left="0cm" fo:margin-right="0cm" fo:text-indent="0cm" style:auto-text-indent="false"/>
      <style:text-properties officeooo:rsid="00700035" officeooo:paragraph-rsid="0073e290"/>
    </style:style>
    <style:style style:name="P22" style:family="paragraph" style:parent-style-name="SBC_3a_paragraph">
      <style:paragraph-properties fo:margin-left="0cm" fo:margin-right="0cm" fo:text-indent="0cm" style:auto-text-indent="false"/>
      <style:text-properties style:text-position="0% 100%" fo:font-style="normal" officeooo:rsid="005faca6" officeooo:paragraph-rsid="00531a51" style:font-style-asian="normal" style:font-style-complex="normal"/>
    </style:style>
    <style:style style:name="P23" style:family="paragraph" style:parent-style-name="SBC_3a_caption">
      <style:paragraph-properties fo:margin-left="0cm" fo:margin-right="0cm" fo:text-indent="0cm" style:auto-text-indent="false"/>
      <style:text-properties officeooo:rsid="004ad148" officeooo:paragraph-rsid="004ca2d3"/>
    </style:style>
    <style:style style:name="P24" style:family="paragraph" style:parent-style-name="SBC_3a_caption">
      <style:paragraph-properties fo:margin-left="0cm" fo:margin-right="0cm" fo:text-indent="0cm" style:auto-text-indent="false"/>
      <style:text-properties officeooo:rsid="004ad148" officeooo:paragraph-rsid="004d5efe"/>
    </style:style>
    <style:style style:name="P25" style:family="paragraph" style:parent-style-name="SBC_3a_caption">
      <style:paragraph-properties fo:margin-left="0cm" fo:margin-right="0cm" fo:text-indent="0cm" style:auto-text-indent="false"/>
      <style:text-properties officeooo:rsid="004ad148" officeooo:paragraph-rsid="00751b22"/>
    </style:style>
    <style:style style:name="P26" style:family="paragraph" style:parent-style-name="SBC_3a_caption">
      <style:paragraph-properties fo:margin-left="0cm" fo:margin-right="0cm" fo:text-indent="0cm" style:auto-text-indent="false"/>
      <style:text-properties officeooo:rsid="004ad148" officeooo:paragraph-rsid="0085aa78"/>
    </style:style>
    <style:style style:name="P27" style:family="paragraph" style:parent-style-name="SBC_3a_caption">
      <style:paragraph-properties fo:margin-left="0cm" fo:margin-right="0cm" fo:text-indent="0cm" style:auto-text-indent="false"/>
      <style:text-properties officeooo:rsid="004ca2d3" officeooo:paragraph-rsid="005b6ad0"/>
    </style:style>
    <style:style style:name="P28" style:family="paragraph" style:parent-style-name="SBC_3a_caption">
      <style:paragraph-properties fo:margin-left="0cm" fo:margin-right="0cm" fo:text-indent="0cm" style:auto-text-indent="false"/>
      <style:text-properties officeooo:rsid="004ca2d3" officeooo:paragraph-rsid="00751254"/>
    </style:style>
    <style:style style:name="P29" style:family="paragraph" style:parent-style-name="SBC_3a_reference">
      <style:paragraph-properties fo:margin-left="0cm" fo:margin-right="0cm" fo:text-indent="0cm" style:auto-text-indent="false"/>
      <style:text-properties fo:font-style="normal" officeooo:rsid="00566637" officeooo:paragraph-rsid="004d5efe" style:font-style-asian="normal" style:font-style-complex="normal"/>
    </style:style>
    <style:style style:name="P30" style:family="paragraph" style:parent-style-name="SBC_3a_reference">
      <style:paragraph-properties fo:margin-left="0cm" fo:margin-right="0cm" fo:text-align="start" style:justify-single-word="false" fo:text-indent="0cm" style:auto-text-indent="false"/>
      <style:text-properties fo:font-style="normal" officeooo:rsid="00566637" officeooo:paragraph-rsid="008bfd8f" style:font-style-asian="normal" style:font-style-complex="normal"/>
    </style:style>
    <style:style style:name="P31" style:family="paragraph" style:parent-style-name="SBC_3a_email">
      <style:text-properties officeooo:rsid="001782ae" officeooo:paragraph-rsid="001782ae"/>
    </style:style>
    <style:style style:name="P32" style:family="paragraph" style:parent-style-name="SBC_3a_paragraph_3a_first">
      <style:text-properties officeooo:rsid="001782ae" officeooo:paragraph-rsid="001782ae"/>
    </style:style>
    <style:style style:name="P33" style:family="paragraph" style:parent-style-name="SBC_3a_paragraph_3a_first">
      <style:text-properties officeooo:rsid="0019195b" officeooo:paragraph-rsid="0019195b"/>
    </style:style>
    <style:style style:name="P34" style:family="paragraph" style:parent-style-name="SBC_3a_paragraph_3a_first">
      <style:text-properties officeooo:paragraph-rsid="001a8386"/>
    </style:style>
    <style:style style:name="P35" style:family="paragraph" style:parent-style-name="SBC_3a_paragraph_3a_first">
      <style:text-properties officeooo:rsid="00290848" officeooo:paragraph-rsid="00290848"/>
    </style:style>
    <style:style style:name="P36" style:family="paragraph" style:parent-style-name="SBC_3a_paragraph_3a_first">
      <style:text-properties officeooo:rsid="0031b2b0" officeooo:paragraph-rsid="0031b2b0"/>
    </style:style>
    <style:style style:name="P37" style:family="paragraph" style:parent-style-name="SBC_3a_paragraph_3a_first">
      <style:text-properties officeooo:rsid="004ad148" officeooo:paragraph-rsid="004ad148"/>
    </style:style>
    <style:style style:name="P38" style:family="paragraph" style:parent-style-name="SBC_3a_paragraph_3a_first">
      <style:text-properties officeooo:rsid="001af08d" officeooo:paragraph-rsid="004d5efe"/>
    </style:style>
    <style:style style:name="P39" style:family="paragraph" style:parent-style-name="SBC_3a_paragraph_3a_first">
      <style:text-properties officeooo:paragraph-rsid="00513582"/>
    </style:style>
    <style:style style:name="P40" style:family="paragraph" style:parent-style-name="SBC_3a_paragraph_3a_first">
      <style:text-properties officeooo:rsid="006076a4" officeooo:paragraph-rsid="006076a4"/>
    </style:style>
    <style:style style:name="P41" style:family="paragraph" style:parent-style-name="SBC_3a_paragraph_3a_first">
      <style:text-properties officeooo:rsid="0076c976" officeooo:paragraph-rsid="0076c976"/>
    </style:style>
    <style:style style:name="P42" style:family="paragraph" style:parent-style-name="SBC_3a_author_28_s_29_">
      <style:text-properties officeooo:rsid="0016d265" officeooo:paragraph-rsid="0016d265"/>
    </style:style>
    <style:style style:name="P43" style:family="paragraph" style:parent-style-name="SBC_3a_reference">
      <style:paragraph-properties fo:text-align="start" style:justify-single-word="false"/>
      <style:text-properties fo:font-style="normal" officeooo:rsid="004d5efe" officeooo:paragraph-rsid="008ad2bc" style:font-style-asian="normal" style:font-style-complex="normal"/>
    </style:style>
    <style:style style:name="P44" style:family="paragraph" style:parent-style-name="SBC_3a_reference">
      <style:paragraph-properties fo:text-align="start" style:justify-single-word="false"/>
      <style:text-properties officeooo:paragraph-rsid="008ad2bc"/>
    </style:style>
    <style:style style:name="P45" style:family="paragraph" style:parent-style-name="SBC_3a_paragraph" style:list-style-name="L1">
      <style:text-properties officeooo:paragraph-rsid="001782ae"/>
    </style:style>
    <style:style style:name="P46" style:family="paragraph" style:parent-style-name="SBC_3a_paragraph" style:list-style-name="L1">
      <style:text-properties officeooo:paragraph-rsid="00566637"/>
    </style:style>
    <style:style style:name="P47" style:family="paragraph" style:parent-style-name="SBC_3a_paragraph" style:list-style-name="L1">
      <style:text-properties fo:font-weight="normal" officeooo:rsid="001782ae" officeooo:paragraph-rsid="001782ae" style:font-weight-asian="normal" style:font-weight-complex="normal"/>
    </style:style>
    <style:style style:name="P48" style:family="paragraph" style:parent-style-name="SBC_3a_paragraph" style:list-style-name="L1">
      <style:text-properties officeooo:rsid="001782ae" officeooo:paragraph-rsid="001782ae"/>
    </style:style>
    <style:style style:name="P49" style:family="paragraph" style:parent-style-name="SBC_3a_paragraph" style:list-style-name="L2">
      <style:text-properties officeooo:rsid="0019195b" officeooo:paragraph-rsid="0019195b"/>
    </style:style>
    <style:style style:name="P50" style:family="paragraph" style:parent-style-name="SBC_3a_paragraph" style:list-style-name="L2">
      <style:text-properties fo:font-style="normal" officeooo:rsid="001a6bd1" officeooo:paragraph-rsid="001a6bd1" style:font-style-asian="normal" style:font-style-complex="normal"/>
    </style:style>
    <style:style style:name="P51" style:family="paragraph" style:parent-style-name="SBC_3a_paragraph" style:list-style-name="L5">
      <style:text-properties fo:font-style="normal" officeooo:rsid="005b6ad0" officeooo:paragraph-rsid="005b6ad0" style:font-style-asian="normal" style:font-style-complex="normal"/>
    </style:style>
    <style:style style:name="P52" style:family="paragraph" style:parent-style-name="SBC_3a_paragraph" style:list-style-name="L7">
      <style:text-properties fo:font-style="normal" officeooo:rsid="00313564" officeooo:paragraph-rsid="00313564" style:font-style-asian="normal" style:font-style-complex="normal"/>
    </style:style>
    <style:style style:name="P53" style:family="paragraph" style:parent-style-name="SBC_3a_paragraph" style:list-style-name="L3">
      <style:paragraph-properties fo:text-align="start" style:justify-single-word="false"/>
      <style:text-properties officeooo:rsid="0032f3c5" officeooo:paragraph-rsid="0063026a"/>
    </style:style>
    <style:style style:name="P54" style:family="paragraph" style:parent-style-name="SBC_3a_paragraph" style:list-style-name="L3">
      <style:paragraph-properties fo:text-align="start" style:justify-single-word="false"/>
      <style:text-properties officeooo:rsid="0032f3c5" officeooo:paragraph-rsid="0032f3c5"/>
    </style:style>
    <style:style style:name="P55" style:family="paragraph" style:parent-style-name="SBC_3a_paragraph" style:list-style-name="L3">
      <style:paragraph-properties fo:text-align="start" style:justify-single-word="false"/>
      <style:text-properties officeooo:rsid="0032f3c5" officeooo:paragraph-rsid="0033d5e2"/>
    </style:style>
    <style:style style:name="P56" style:family="paragraph" style:parent-style-name="SBC_3a_paragraph" style:list-style-name="L3">
      <style:paragraph-properties fo:text-align="start" style:justify-single-word="false"/>
      <style:text-properties officeooo:rsid="0032f3c5" officeooo:paragraph-rsid="008f6428"/>
    </style:style>
    <style:style style:name="P57" style:family="paragraph" style:parent-style-name="SBC_3a_paragraph" style:list-style-name="L3">
      <style:paragraph-properties fo:text-align="start" style:justify-single-word="false"/>
      <style:text-properties style:text-position="0% 100%" fo:font-style="normal" officeooo:rsid="003a695c" officeooo:paragraph-rsid="0033d5e2" style:font-style-asian="normal" style:font-style-complex="normal"/>
    </style:style>
    <style:style style:name="P58" style:family="paragraph" style:parent-style-name="SBC_3a_paragraph" style:list-style-name="L4">
      <style:text-properties style:text-position="0% 100%" fo:font-style="normal" officeooo:rsid="002092fa" officeooo:paragraph-rsid="002092fa" style:font-style-asian="normal" style:font-style-complex="normal"/>
    </style:style>
    <style:style style:name="P59" style:family="paragraph" style:parent-style-name="SBC_3a_paragraph">
      <style:text-properties style:text-position="0% 100%" fo:font-style="normal" officeooo:rsid="004ad148" officeooo:paragraph-rsid="009342cd" style:font-style-asian="normal" style:font-style-complex="normal"/>
    </style:style>
    <style:style style:name="P60" style:family="paragraph" style:parent-style-name="SBC_3a_paragraph" style:list-style-name="L4">
      <style:text-properties style:text-position="0% 100%" fo:font-style="italic" officeooo:rsid="0021b5ff" officeooo:paragraph-rsid="0021b5ff" style:font-style-asian="italic" style:font-style-complex="italic"/>
    </style:style>
    <style:style style:name="P61" style:family="paragraph" style:parent-style-name="SBC_3a_paragraph" style:list-style-name="L3">
      <style:paragraph-properties fo:text-align="start" style:justify-single-word="false"/>
      <style:text-properties officeooo:rsid="003a695c" officeooo:paragraph-rsid="003a695c"/>
    </style:style>
    <style:style style:name="P62" style:family="paragraph" style:parent-style-name="SBC_3a_paragraph" style:list-style-name="L4">
      <style:text-properties officeooo:paragraph-rsid="002092fa"/>
    </style:style>
    <style:style style:name="P63" style:family="paragraph" style:parent-style-name="SBC_3a_paragraph" style:list-style-name="L4">
      <style:text-properties officeooo:paragraph-rsid="0021b5ff"/>
    </style:style>
    <style:style style:name="P64" style:family="paragraph" style:parent-style-name="SBC_3a_paragraph" style:list-style-name="L4">
      <style:text-properties officeooo:rsid="001cec2f" officeooo:paragraph-rsid="001cec2f"/>
    </style:style>
    <style:style style:name="P65" style:family="paragraph" style:parent-style-name="SBC_3a_paragraph" style:list-style-name="L4">
      <style:text-properties officeooo:rsid="001cec2f" officeooo:paragraph-rsid="002092fa"/>
    </style:style>
    <style:style style:name="P66" style:family="paragraph" style:parent-style-name="SBC_3a_paragraph" style:list-style-name="L4">
      <style:text-properties officeooo:rsid="001cec2f" officeooo:paragraph-rsid="0021b5ff"/>
    </style:style>
    <style:style style:name="P67" style:family="paragraph" style:parent-style-name="SBC_3a_paragraph" style:list-style-name="L4">
      <style:text-properties officeooo:rsid="001cec2f" officeooo:paragraph-rsid="0090f381"/>
    </style:style>
    <style:style style:name="P68" style:family="paragraph" style:parent-style-name="SBC_3a_paragraph" style:list-style-name="L4">
      <style:text-properties officeooo:rsid="002052e6" officeooo:paragraph-rsid="002052e6"/>
    </style:style>
    <style:style style:name="P69" style:family="paragraph" style:parent-style-name="SBC_3a_paragraph" style:list-style-name="L5">
      <style:text-properties officeooo:rsid="005b6ad0" officeooo:paragraph-rsid="005b6ad0"/>
    </style:style>
    <style:style style:name="P70" style:family="paragraph" style:parent-style-name="SBC_3a_paragraph" style:list-style-name="L6">
      <style:text-properties officeooo:rsid="002ac0fe" officeooo:paragraph-rsid="0037ef7f"/>
    </style:style>
    <style:style style:name="P71" style:family="paragraph" style:parent-style-name="SBC_3a_paragraph" style:list-style-name="L6">
      <style:text-properties officeooo:rsid="002ac0fe" officeooo:paragraph-rsid="002cb208"/>
    </style:style>
    <style:style style:name="P72" style:family="paragraph" style:parent-style-name="SBC_3a_paragraph" style:list-style-name="L6">
      <style:text-properties officeooo:rsid="002cb208" officeooo:paragraph-rsid="002cb208"/>
    </style:style>
    <style:style style:name="P73" style:family="paragraph" style:parent-style-name="SBC_3a_paragraph" style:list-style-name="L6">
      <style:text-properties officeooo:rsid="002e0120" officeooo:paragraph-rsid="002e0120"/>
    </style:style>
    <style:style style:name="P74" style:family="paragraph" style:parent-style-name="SBC_3a_paragraph" style:list-style-name="L6">
      <style:text-properties officeooo:rsid="002e0120" officeooo:paragraph-rsid="003803cc"/>
    </style:style>
    <style:style style:name="P75" style:family="paragraph" style:parent-style-name="SBC_3a_paragraph" style:list-style-name="L6">
      <style:text-properties officeooo:rsid="002ee68a" officeooo:paragraph-rsid="002ee68a"/>
    </style:style>
    <style:style style:name="P76" style:family="paragraph" style:parent-style-name="SBC_3a_paragraph" style:list-style-name="L7">
      <style:text-properties officeooo:rsid="002ee68a" officeooo:paragraph-rsid="002ee68a"/>
    </style:style>
    <style:style style:name="P77" style:family="paragraph" style:parent-style-name="SBC_3a_paragraph" style:list-style-name="L7">
      <style:text-properties officeooo:rsid="002f169b" officeooo:paragraph-rsid="002f169b"/>
    </style:style>
    <style:style style:name="P78" style:family="paragraph" style:parent-style-name="SBC_3a_paragraph" style:list-style-name="L7">
      <style:text-properties officeooo:rsid="002f169b" officeooo:paragraph-rsid="00313564"/>
    </style:style>
    <style:style style:name="P79" style:family="paragraph" style:parent-style-name="SBC_3a_paragraph" style:list-style-name="L8">
      <style:text-properties officeooo:rsid="00518620" officeooo:paragraph-rsid="00518620"/>
    </style:style>
    <style:style style:name="P80" style:family="paragraph" style:parent-style-name="SBC_3a_paragraph">
      <style:text-properties fo:language="pt" fo:country="PT" fo:font-style="normal" officeooo:rsid="001cec2f" officeooo:paragraph-rsid="0090f381" style:font-style-asian="normal" style:font-style-complex="normal"/>
    </style:style>
    <style:style style:name="P81" style:family="paragraph" style:parent-style-name="SBC_3a_paragraph">
      <style:text-properties officeooo:rsid="006083fc" officeooo:paragraph-rsid="006083fc"/>
    </style:style>
    <style:style style:name="P82" style:family="paragraph" style:parent-style-name="SBC_3a_paragraph">
      <style:text-properties officeooo:rsid="0088cb9c" officeooo:paragraph-rsid="0088cb9c"/>
    </style:style>
    <style:style style:name="P83" style:family="paragraph" style:parent-style-name="SBC_3a_paragraph">
      <style:paragraph-properties fo:margin-left="0cm" fo:margin-right="0cm" fo:text-indent="0cm" style:auto-text-indent="false"/>
      <style:text-properties officeooo:rsid="0076c976" officeooo:paragraph-rsid="0076c976"/>
    </style:style>
    <style:style style:name="P84" style:family="paragraph" style:parent-style-name="SBC_3a_paragraph">
      <style:paragraph-properties fo:margin-left="0cm" fo:margin-right="0cm" fo:text-indent="0cm" style:auto-text-indent="false"/>
      <style:text-properties officeooo:paragraph-rsid="00531a51"/>
    </style:style>
    <style:style style:name="P85" style:family="paragraph" style:parent-style-name="SBC_3a_paragraph">
      <style:paragraph-properties fo:margin-left="0cm" fo:margin-right="0cm" fo:text-indent="0cm" style:auto-text-indent="false"/>
      <style:text-properties officeooo:paragraph-rsid="009ece80"/>
    </style:style>
    <style:style style:name="P86" style:family="paragraph" style:parent-style-name="SBC_3a_paragraph">
      <style:paragraph-properties fo:margin-left="0cm" fo:margin-right="0cm" fo:text-indent="0cm" style:auto-text-indent="false"/>
      <style:text-properties officeooo:rsid="006083fc" officeooo:paragraph-rsid="00a09d17"/>
    </style:style>
    <style:style style:name="P87" style:family="paragraph" style:parent-style-name="SBC_3a_paragraph">
      <style:paragraph-properties fo:margin-left="0cm" fo:margin-right="0cm" fo:text-indent="0cm" style:auto-text-indent="false"/>
      <style:text-properties officeooo:rsid="004ca2d3" officeooo:paragraph-rsid="00a3ffd0"/>
    </style:style>
    <style:style style:name="P88" style:family="paragraph" style:parent-style-name="SBC_3a_paragraph">
      <style:paragraph-properties fo:margin-left="0cm" fo:margin-right="0cm" fo:text-indent="0cm" style:auto-text-indent="false"/>
      <style:text-properties officeooo:paragraph-rsid="00a24db6"/>
    </style:style>
    <style:style style:name="P89" style:family="paragraph" style:parent-style-name="SBC_3a_reference">
      <style:text-properties officeooo:paragraph-rsid="00a24db6"/>
    </style:style>
    <style:style style:name="P90" style:family="paragraph" style:parent-style-name="SBC_3a_caption">
      <style:paragraph-properties fo:margin-left="0cm" fo:margin-right="0cm" fo:text-indent="0cm" style:auto-text-indent="false"/>
      <style:text-properties officeooo:rsid="004ad148" officeooo:paragraph-rsid="0085aa78"/>
    </style:style>
    <style:style style:name="P91" style:family="paragraph" style:parent-style-name="SBC_3a_caption">
      <style:paragraph-properties fo:margin-left="0cm" fo:margin-right="0cm" fo:text-indent="0cm" style:auto-text-indent="false"/>
      <style:text-properties officeooo:rsid="004ca2d3" officeooo:paragraph-rsid="00a09d17"/>
    </style:style>
    <style:style style:name="P92" style:family="paragraph" style:parent-style-name="SBC_3a_caption">
      <style:paragraph-properties fo:margin-left="0cm" fo:margin-right="0cm" fo:text-indent="0cm" style:auto-text-indent="false"/>
      <style:text-properties officeooo:rsid="004ca2d3" officeooo:paragraph-rsid="00a24db6"/>
    </style:style>
    <style:style style:name="P93" style:family="paragraph" style:parent-style-name="SBC_3a_caption">
      <style:paragraph-properties fo:margin-left="0cm" fo:margin-right="0cm" fo:text-indent="0cm" style:auto-text-indent="false"/>
      <style:text-properties officeooo:rsid="004ca2d3" officeooo:paragraph-rsid="00a3ffd0"/>
    </style:style>
    <style:style style:name="P94" style:family="paragraph" style:parent-style-name="SBC_3a_caption">
      <style:paragraph-properties fo:margin-left="0cm" fo:margin-right="0cm" fo:text-indent="0cm" style:auto-text-indent="false"/>
      <style:text-properties officeooo:rsid="004ca2d3" officeooo:paragraph-rsid="00a7ae5f"/>
    </style:style>
    <style:style style:name="P95" style:family="paragraph" style:parent-style-name="SBC_3a_caption">
      <style:paragraph-properties fo:margin-left="0cm" fo:margin-right="0cm" fo:text-indent="0cm" style:auto-text-indent="false"/>
      <style:text-properties officeooo:rsid="004ca2d3" officeooo:paragraph-rsid="00a86735"/>
    </style:style>
    <style:style style:name="P96" style:family="paragraph" style:parent-style-name="SBC_3a_caption">
      <style:paragraph-properties fo:margin-left="0cm" fo:margin-right="0cm" fo:text-indent="0cm" style:auto-text-indent="false"/>
      <style:text-properties officeooo:paragraph-rsid="00a24db6"/>
    </style:style>
    <style:style style:name="P97" style:family="paragraph" style:parent-style-name="SBC_3a_caption">
      <style:paragraph-properties fo:margin-left="0cm" fo:margin-right="0cm" fo:text-indent="0cm" style:auto-text-indent="false"/>
      <style:text-properties officeooo:paragraph-rsid="00a39b82"/>
    </style:style>
    <style:style style:name="P98" style:family="paragraph" style:parent-style-name="SBC_3a_references">
      <style:text-properties officeooo:paragraph-rsid="00a24db6"/>
    </style:style>
    <style:style style:name="P99" style:family="paragraph" style:parent-style-name="SBC_3a_title" style:master-page-name="Standard">
      <style:paragraph-properties style:page-number="auto"/>
      <style:text-properties officeooo:rsid="0016d265" officeooo:paragraph-rsid="0016d265"/>
    </style:style>
    <style:style style:name="P100" style:family="paragraph" style:parent-style-name="SBC_3a_title_3a_1">
      <style:text-properties officeooo:rsid="001782ae" officeooo:paragraph-rsid="001782ae"/>
    </style:style>
    <style:style style:name="P101" style:family="paragraph" style:parent-style-name="SBC_3a_title_3a_1">
      <style:text-properties officeooo:rsid="0019195b" officeooo:paragraph-rsid="0019195b"/>
    </style:style>
    <style:style style:name="P102" style:family="paragraph" style:parent-style-name="SBC_3a_title_3a_1">
      <style:text-properties officeooo:rsid="001a8386" officeooo:paragraph-rsid="001a8386"/>
    </style:style>
    <style:style style:name="P103" style:family="paragraph" style:parent-style-name="SBC_3a_title_3a_2">
      <style:text-properties officeooo:rsid="001a8386" officeooo:paragraph-rsid="001a8386"/>
    </style:style>
    <style:style style:name="P104" style:family="paragraph" style:parent-style-name="SBC_3a_paragraph_3a_first" style:list-style-name="L3">
      <style:paragraph-properties fo:text-align="start" style:justify-single-word="false"/>
      <style:text-properties officeooo:rsid="0032f3c5" officeooo:paragraph-rsid="0032f3c5"/>
    </style:style>
    <style:style style:name="P105" style:family="paragraph" style:parent-style-name="SBC_3a_paragraph_3a_first" style:list-style-name="L8">
      <style:text-properties officeooo:paragraph-rsid="00513582"/>
    </style:style>
    <style:style style:name="P106" style:family="paragraph" style:parent-style-name="SBC_3a_paragraph_3a_first">
      <style:text-properties officeooo:rsid="007c4070" officeooo:paragraph-rsid="007c4070"/>
    </style:style>
    <style:style style:name="P107" style:family="paragraph" style:parent-style-name="SBC_3a_paragraph_3a_first">
      <style:text-properties officeooo:paragraph-rsid="00990305"/>
    </style:style>
    <style:style style:name="P108" style:family="paragraph" style:parent-style-name="SBC_3a_paragraph_3a_first">
      <style:text-properties officeooo:paragraph-rsid="00a39b82"/>
    </style:style>
    <style:style style:name="T1" style:family="text">
      <style:text-properties style:text-position="super 58%" fo:font-style="normal" style:font-style-asian="normal" style:font-style-complex="normal"/>
    </style:style>
    <style:style style:name="T2" style:family="text">
      <style:text-properties style:text-position="super 58%" fo:font-style="normal" officeooo:rsid="001cec2f" style:font-style-asian="normal" style:font-style-complex="normal"/>
    </style:style>
    <style:style style:name="T3" style:family="text">
      <style:text-properties style:text-position="super 58%" fo:font-style="italic" officeooo:rsid="0021b5ff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8386" style:font-style-asian="italic" style:font-style-complex="italic"/>
    </style:style>
    <style:style style:name="T6" style:family="text">
      <style:text-properties fo:font-style="italic" officeooo:rsid="0021b5ff" style:font-style-asian="italic" style:font-style-complex="italic"/>
    </style:style>
    <style:style style:name="T7" style:family="text">
      <style:text-properties fo:font-style="italic" officeooo:rsid="002e0120" style:font-style-asian="italic" style:font-style-complex="italic"/>
    </style:style>
    <style:style style:name="T8" style:family="text">
      <style:text-properties fo:font-style="italic" officeooo:rsid="0033d5e2" style:font-style-asian="italic" style:font-style-complex="italic"/>
    </style:style>
    <style:style style:name="T9" style:family="text">
      <style:text-properties fo:font-style="italic" officeooo:rsid="003fdfb0" style:font-style-asian="italic" style:font-style-complex="italic"/>
    </style:style>
    <style:style style:name="T10" style:family="text">
      <style:text-properties fo:font-style="italic" officeooo:rsid="005454ec" style:font-style-asian="italic" style:font-style-complex="italic"/>
    </style:style>
    <style:style style:name="T11" style:family="text">
      <style:text-properties fo:font-style="italic" officeooo:rsid="00625641" style:font-style-asian="italic" style:font-style-complex="italic"/>
    </style:style>
    <style:style style:name="T12" style:family="text">
      <style:text-properties fo:font-style="italic" officeooo:rsid="0063026a" style:font-style-asian="italic" style:font-style-complex="italic"/>
    </style:style>
    <style:style style:name="T13" style:family="text">
      <style:text-properties fo:font-style="italic" officeooo:rsid="00652451" style:font-style-asian="italic" style:font-style-complex="italic"/>
    </style:style>
    <style:style style:name="T14" style:family="text">
      <style:text-properties fo:font-style="italic" officeooo:rsid="007abacb" style:font-style-asian="italic" style:font-style-complex="italic"/>
    </style:style>
    <style:style style:name="T15" style:family="text">
      <style:text-properties fo:font-style="italic" officeooo:rsid="0090f381" style:font-style-asian="italic" style:font-style-complex="italic"/>
    </style:style>
    <style:style style:name="T16" style:family="text">
      <style:text-properties fo:font-style="italic" officeooo:rsid="002ac0fe" style:font-style-asian="italic" style:font-style-complex="italic"/>
    </style:style>
    <style:style style:name="T17" style:family="text">
      <style:text-properties fo:font-style="italic" officeooo:rsid="009ac652" style:font-style-asian="italic" style:font-style-complex="italic"/>
    </style:style>
    <style:style style:name="T18" style:family="text">
      <style:text-properties fo:font-style="italic" officeooo:rsid="009c0727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782ae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a8386" style:font-style-asian="normal" style:font-style-complex="normal"/>
    </style:style>
    <style:style style:name="T23" style:family="text">
      <style:text-properties fo:font-style="normal" officeooo:rsid="002e0120" style:font-style-asian="normal" style:font-style-complex="normal"/>
    </style:style>
    <style:style style:name="T24" style:family="text">
      <style:text-properties fo:font-style="normal" officeooo:rsid="00313564" style:font-style-asian="normal" style:font-style-complex="normal"/>
    </style:style>
    <style:style style:name="T25" style:family="text">
      <style:text-properties fo:font-style="normal" officeooo:rsid="003a695c" style:font-style-asian="normal" style:font-style-complex="normal"/>
    </style:style>
    <style:style style:name="T26" style:family="text">
      <style:text-properties fo:font-style="normal" officeooo:rsid="003c416c" style:font-style-asian="normal" style:font-style-complex="normal"/>
    </style:style>
    <style:style style:name="T27" style:family="text">
      <style:text-properties fo:font-style="normal" officeooo:rsid="004d5efe" style:font-style-asian="normal" style:font-style-complex="normal"/>
    </style:style>
    <style:style style:name="T28" style:family="text">
      <style:text-properties fo:font-style="normal" officeooo:rsid="00625641" style:font-style-asian="normal" style:font-style-complex="normal"/>
    </style:style>
    <style:style style:name="T29" style:family="text">
      <style:text-properties fo:font-style="normal" officeooo:rsid="0063026a" style:font-style-asian="normal" style:font-style-complex="normal"/>
    </style:style>
    <style:style style:name="T30" style:family="text">
      <style:text-properties fo:font-style="normal" officeooo:rsid="00652451" style:font-style-asian="normal" style:font-style-complex="normal"/>
    </style:style>
    <style:style style:name="T31" style:family="text">
      <style:text-properties fo:font-style="normal" officeooo:rsid="00664417" style:font-style-asian="normal" style:font-style-complex="normal"/>
    </style:style>
    <style:style style:name="T32" style:family="text">
      <style:text-properties fo:font-style="normal" officeooo:rsid="0067e7af" style:font-style-asian="normal" style:font-style-complex="normal"/>
    </style:style>
    <style:style style:name="T33" style:family="text">
      <style:text-properties fo:font-style="normal" officeooo:rsid="006966db" style:font-style-asian="normal" style:font-style-complex="normal"/>
    </style:style>
    <style:style style:name="T34" style:family="text">
      <style:text-properties fo:font-style="normal" officeooo:rsid="006ac027" style:font-style-asian="normal" style:font-style-complex="normal"/>
    </style:style>
    <style:style style:name="T35" style:family="text">
      <style:text-properties fo:font-style="normal" officeooo:rsid="004ca2d3" style:font-style-asian="normal" style:font-style-complex="normal"/>
    </style:style>
    <style:style style:name="T36" style:family="text">
      <style:text-properties fo:font-style="normal" officeooo:rsid="0071f0fb" style:font-style-asian="normal" style:font-style-complex="normal"/>
    </style:style>
    <style:style style:name="T37" style:family="text">
      <style:text-properties fo:font-style="normal" officeooo:rsid="00751254" style:font-style-asian="normal" style:font-style-complex="normal"/>
    </style:style>
    <style:style style:name="T38" style:family="text">
      <style:text-properties fo:font-style="normal" officeooo:rsid="00751b22" style:font-style-asian="normal" style:font-style-complex="normal"/>
    </style:style>
    <style:style style:name="T39" style:family="text">
      <style:text-properties fo:font-style="normal" officeooo:rsid="007abacb" style:font-style-asian="normal" style:font-style-complex="normal"/>
    </style:style>
    <style:style style:name="T40" style:family="text">
      <style:text-properties fo:font-style="normal" officeooo:rsid="007c4070" style:font-style-asian="normal" style:font-style-complex="normal"/>
    </style:style>
    <style:style style:name="T41" style:family="text">
      <style:text-properties fo:font-style="normal" officeooo:rsid="007e7bf3" style:font-style-asian="normal" style:font-style-complex="normal"/>
    </style:style>
    <style:style style:name="T42" style:family="text">
      <style:text-properties fo:font-style="normal" officeooo:rsid="0073e290" style:font-style-asian="normal" style:font-style-complex="normal"/>
    </style:style>
    <style:style style:name="T43" style:family="text">
      <style:text-properties fo:font-style="normal" officeooo:rsid="00834cf6" style:font-style-asian="normal" style:font-style-complex="normal"/>
    </style:style>
    <style:style style:name="T44" style:family="text">
      <style:text-properties fo:font-style="normal" officeooo:rsid="00849158" style:font-style-asian="normal" style:font-style-complex="normal"/>
    </style:style>
    <style:style style:name="T45" style:family="text">
      <style:text-properties fo:font-style="normal" officeooo:rsid="0085a75d" style:font-style-asian="normal" style:font-style-complex="normal"/>
    </style:style>
    <style:style style:name="T46" style:family="text">
      <style:text-properties fo:font-style="normal" officeooo:rsid="008ad2bc" style:font-style-asian="normal" style:font-style-complex="normal"/>
    </style:style>
    <style:style style:name="T47" style:family="text">
      <style:text-properties fo:font-style="normal" officeooo:rsid="006076a4" style:font-style-asian="normal" style:font-style-complex="normal"/>
    </style:style>
    <style:style style:name="T48" style:family="text">
      <style:text-properties fo:font-style="normal" officeooo:rsid="005906b6" style:font-style-asian="normal" style:font-style-complex="normal"/>
    </style:style>
    <style:style style:name="T49" style:family="text">
      <style:text-properties fo:font-style="normal" officeooo:rsid="00290848" style:font-style-asian="normal" style:font-style-complex="normal"/>
    </style:style>
    <style:style style:name="T50" style:family="text">
      <style:text-properties fo:font-style="normal" officeooo:rsid="008f6428" style:font-style-asian="normal" style:font-style-complex="normal"/>
    </style:style>
    <style:style style:name="T51" style:family="text">
      <style:text-properties fo:font-style="normal" officeooo:rsid="0090f381" style:font-style-asian="normal" style:font-style-complex="normal"/>
    </style:style>
    <style:style style:name="T52" style:family="text">
      <style:text-properties fo:font-style="normal" officeooo:rsid="0094499e" style:font-style-asian="normal" style:font-style-complex="normal"/>
    </style:style>
    <style:style style:name="T53" style:family="text">
      <style:text-properties fo:font-style="normal" officeooo:rsid="009510d7" style:font-style-asian="normal" style:font-style-complex="normal"/>
    </style:style>
    <style:style style:name="T54" style:family="text">
      <style:text-properties fo:font-style="normal" officeooo:rsid="009701a5" style:font-style-asian="normal" style:font-style-complex="normal"/>
    </style:style>
    <style:style style:name="T55" style:family="text">
      <style:text-properties fo:font-style="normal" officeooo:rsid="0098f2af" style:font-style-asian="normal" style:font-style-complex="normal"/>
    </style:style>
    <style:style style:name="T56" style:family="text">
      <style:text-properties fo:font-style="normal" officeooo:rsid="009ac652" style:font-style-asian="normal" style:font-style-complex="normal"/>
    </style:style>
    <style:style style:name="T57" style:family="text">
      <style:text-properties fo:font-style="normal" officeooo:rsid="009dc83f" style:font-style-asian="normal" style:font-style-complex="normal"/>
    </style:style>
    <style:style style:name="T58" style:family="text">
      <style:text-properties fo:font-style="normal" officeooo:rsid="00a09d17" style:font-style-asian="normal" style:font-style-complex="normal"/>
    </style:style>
    <style:style style:name="T59" style:family="text">
      <style:text-properties fo:font-style="normal" officeooo:rsid="00a1a615" style:font-style-asian="normal" style:font-style-complex="normal"/>
    </style:style>
    <style:style style:name="T60" style:family="text">
      <style:text-properties fo:font-style="normal" officeooo:rsid="0086fdb6" style:font-style-asian="normal" style:font-style-complex="normal"/>
    </style:style>
    <style:style style:name="T61" style:family="text">
      <style:text-properties fo:font-style="normal" officeooo:rsid="00a24db6" style:font-style-asian="normal" style:font-style-complex="normal"/>
    </style:style>
    <style:style style:name="T62" style:family="text">
      <style:text-properties fo:font-style="normal" officeooo:rsid="00a35979" style:font-style-asian="normal" style:font-style-complex="normal"/>
    </style:style>
    <style:style style:name="T63" style:family="text">
      <style:text-properties fo:font-style="normal" officeooo:rsid="00a39b82" style:font-style-asian="normal" style:font-style-complex="normal"/>
    </style:style>
    <style:style style:name="T64" style:family="text">
      <style:text-properties fo:font-style="normal" officeooo:rsid="00a3ffd0" style:font-style-asian="normal" style:font-style-complex="normal"/>
    </style:style>
    <style:style style:name="T65" style:family="text">
      <style:text-properties fo:font-style="normal" officeooo:rsid="00a79fc4" style:font-style-asian="normal" style:font-style-complex="normal"/>
    </style:style>
    <style:style style:name="T66" style:family="text">
      <style:text-properties fo:font-style="normal" officeooo:rsid="00a7ae5f" style:font-style-asian="normal" style:font-style-complex="normal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1782ae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33d5e2" style:font-style-asian="normal" style:font-weight-asian="normal" style:font-style-complex="normal" style:font-weight-complex="normal"/>
    </style:style>
    <style:style style:name="T70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style:text-position="sub 58%" fo:font-style="italic" fo:font-weight="normal" officeooo:rsid="001782ae" style:font-style-asian="italic" style:font-weight-asian="normal" style:font-style-complex="italic" style:font-weight-complex="normal"/>
    </style:style>
    <style:style style:name="T72" style:family="text">
      <style:text-properties style:text-position="sub 58%" fo:font-style="italic" style:font-style-asian="italic" style:font-style-complex="italic"/>
    </style:style>
    <style:style style:name="T73" style:family="text">
      <style:text-properties style:text-position="sub 58%" fo:font-style="italic" officeooo:rsid="0033d5e2" style:font-style-asian="italic" style:font-style-complex="italic"/>
    </style:style>
    <style:style style:name="T74" style:family="text">
      <style:text-properties style:text-position="sub 58%" fo:font-style="italic" officeooo:rsid="003fdfb0" style:font-style-asian="italic" style:font-style-complex="italic"/>
    </style:style>
    <style:style style:name="T75" style:family="text">
      <style:text-properties style:text-position="sub 58%" fo:font-style="italic" officeooo:rsid="005454ec" style:font-style-asian="italic" style:font-style-complex="italic"/>
    </style:style>
    <style:style style:name="T76" style:family="text">
      <style:text-properties style:text-position="sub 58%" fo:font-style="italic" officeooo:rsid="00531a51" style:font-style-asian="italic" style:font-style-complex="italic"/>
    </style:style>
    <style:style style:name="T77" style:family="text">
      <style:text-properties style:text-position="sub 58%" fo:font-style="normal" style:text-underline-style="none" fo:font-weight="normal" officeooo:rsid="0019195b" style:font-style-asian="normal" style:font-weight-asian="normal" style:font-style-complex="normal" style:font-weight-complex="normal"/>
    </style:style>
    <style:style style:name="T7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style:text-position="0% 100%" fo:font-style="normal" fo:font-weight="normal" officeooo:rsid="005454ec" style:font-style-asian="normal" style:font-weight-asian="normal" style:font-style-complex="normal" style:font-weight-complex="normal"/>
    </style:style>
    <style:style style:name="T80" style:family="text">
      <style:text-properties style:text-position="0% 100%" fo:font-style="normal" fo:font-weight="normal" officeooo:rsid="001782ae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tyle="normal" style:text-underline-style="none" fo:font-weight="normal" officeooo:rsid="001782ae" style:font-style-asian="normal" style:font-weight-asian="normal" style:font-style-complex="normal" style:font-weight-complex="normal"/>
    </style:style>
    <style:style style:name="T82" style:family="text">
      <style:text-properties style:text-position="0% 100%" fo:font-style="normal" style:text-underline-style="none" fo:font-weight="normal" officeooo:rsid="0019195b" style:font-style-asian="normal" style:font-weight-asian="normal" style:font-style-complex="normal" style:font-weight-complex="normal"/>
    </style:style>
    <style:style style:name="T83" style:family="text">
      <style:text-properties style:text-position="0% 100%" fo:font-style="normal" style:text-underline-style="none" fo:font-weight="normal" officeooo:rsid="0047b7c5" style:font-style-asian="normal" style:font-weight-asian="normal" style:font-style-complex="normal" style:font-weight-complex="normal"/>
    </style:style>
    <style:style style:name="T84" style:family="text">
      <style:text-properties style:text-position="0% 100%" fo:font-style="normal" style:text-underline-style="none" fo:font-weight="normal" officeooo:rsid="00566637" style:font-style-asian="normal" style:font-weight-asian="normal" style:font-style-complex="normal" style:font-weight-complex="normal"/>
    </style:style>
    <style:style style:name="T85" style:family="text">
      <style:text-properties style:text-position="0% 100%" fo:font-style="normal" style:text-underline-style="none" fo:font-weight="normal" officeooo:rsid="0063026a" style:font-style-asian="normal" style:font-weight-asian="normal" style:font-style-complex="normal" style:font-weight-complex="normal"/>
    </style:style>
    <style:style style:name="T86" style:family="text">
      <style:text-properties style:text-position="0% 100%" fo:font-style="normal" style:text-underline-style="none" fo:font-weight="normal" officeooo:rsid="009ece80" style:font-style-asian="normal" style:font-weight-asian="normal" style:font-style-complex="normal" style:font-weight-complex="normal"/>
    </style:style>
    <style:style style:name="T87" style:family="text">
      <style:text-properties style:text-position="0% 100%" fo:font-style="normal" style:font-style-asian="normal" style:font-style-complex="normal"/>
    </style:style>
    <style:style style:name="T88" style:family="text">
      <style:text-properties style:text-position="0% 100%" fo:font-style="normal" officeooo:rsid="002052e6" style:font-style-asian="normal" style:font-style-complex="normal"/>
    </style:style>
    <style:style style:name="T89" style:family="text">
      <style:text-properties style:text-position="0% 100%" fo:font-style="normal" officeooo:rsid="002092fa" style:font-style-asian="normal" style:font-style-complex="normal"/>
    </style:style>
    <style:style style:name="T90" style:family="text">
      <style:text-properties style:text-position="0% 100%" fo:font-style="normal" officeooo:rsid="0021b5ff" style:font-style-asian="normal" style:font-style-complex="normal"/>
    </style:style>
    <style:style style:name="T91" style:family="text">
      <style:text-properties style:text-position="0% 100%" fo:font-style="normal" officeooo:rsid="0033d5e2" style:font-style-asian="normal" style:font-style-complex="normal"/>
    </style:style>
    <style:style style:name="T92" style:family="text">
      <style:text-properties style:text-position="0% 100%" fo:font-style="normal" officeooo:rsid="003a695c" style:font-style-asian="normal" style:font-style-complex="normal"/>
    </style:style>
    <style:style style:name="T93" style:family="text">
      <style:text-properties style:text-position="0% 100%" fo:font-style="normal" officeooo:rsid="003e2dd0" style:font-style-asian="normal" style:font-style-complex="normal"/>
    </style:style>
    <style:style style:name="T94" style:family="text">
      <style:text-properties style:text-position="0% 100%" fo:font-style="normal" officeooo:rsid="00416c5c" style:font-style-asian="normal" style:font-style-complex="normal"/>
    </style:style>
    <style:style style:name="T95" style:family="text">
      <style:text-properties style:text-position="0% 100%" fo:font-style="normal" officeooo:rsid="00450622" style:font-style-asian="normal" style:font-style-complex="normal"/>
    </style:style>
    <style:style style:name="T96" style:family="text">
      <style:text-properties style:text-position="0% 100%" fo:font-style="normal" officeooo:rsid="003fdfb0" style:font-style-asian="normal" style:font-style-complex="normal"/>
    </style:style>
    <style:style style:name="T97" style:family="text">
      <style:text-properties style:text-position="0% 100%" fo:font-style="normal" officeooo:rsid="0047b7c5" style:font-style-asian="normal" style:font-style-complex="normal"/>
    </style:style>
    <style:style style:name="T98" style:family="text">
      <style:text-properties style:text-position="0% 100%" fo:font-style="normal" officeooo:rsid="0049b684" style:font-style-asian="normal" style:font-style-complex="normal"/>
    </style:style>
    <style:style style:name="T99" style:family="text">
      <style:text-properties style:text-position="0% 100%" fo:font-style="normal" officeooo:rsid="00513582" style:font-style-asian="normal" style:font-style-complex="normal"/>
    </style:style>
    <style:style style:name="T100" style:family="text">
      <style:text-properties style:text-position="0% 100%" fo:font-style="normal" officeooo:rsid="00518620" style:font-style-asian="normal" style:font-style-complex="normal"/>
    </style:style>
    <style:style style:name="T101" style:family="text">
      <style:text-properties style:text-position="0% 100%" fo:font-style="normal" officeooo:rsid="005454ec" style:font-style-asian="normal" style:font-style-complex="normal"/>
    </style:style>
    <style:style style:name="T102" style:family="text">
      <style:text-properties style:text-position="0% 100%" fo:font-style="normal" officeooo:rsid="00531a51" style:font-style-asian="normal" style:font-style-complex="normal"/>
    </style:style>
    <style:style style:name="T103" style:family="text">
      <style:text-properties style:text-position="0% 100%" fo:font-style="normal" officeooo:rsid="005593af" style:font-style-asian="normal" style:font-style-complex="normal"/>
    </style:style>
    <style:style style:name="T104" style:family="text">
      <style:text-properties style:text-position="0% 100%" fo:font-style="normal" officeooo:rsid="005c1b21" style:font-style-asian="normal" style:font-style-complex="normal"/>
    </style:style>
    <style:style style:name="T105" style:family="text">
      <style:text-properties style:text-position="0% 100%" fo:font-style="normal" officeooo:rsid="005cbe62" style:font-style-asian="normal" style:font-style-complex="normal"/>
    </style:style>
    <style:style style:name="T106" style:family="text">
      <style:text-properties style:text-position="0% 100%" fo:font-style="normal" officeooo:rsid="005faca6" style:font-style-asian="normal" style:font-style-complex="normal"/>
    </style:style>
    <style:style style:name="T107" style:family="text">
      <style:text-properties style:text-position="0% 100%" fo:font-style="normal" officeooo:rsid="008f6428" style:font-style-asian="normal" style:font-style-complex="normal"/>
    </style:style>
    <style:style style:name="T108" style:family="text">
      <style:text-properties style:text-position="0% 100%" fo:font-style="normal" officeooo:rsid="0090f381" style:font-style-asian="normal" style:font-style-complex="normal"/>
    </style:style>
    <style:style style:name="T109" style:family="text">
      <style:text-properties style:text-position="0% 100%" fo:font-style="normal" officeooo:rsid="00993fe7" style:font-style-asian="normal" style:font-style-complex="normal"/>
    </style:style>
    <style:style style:name="T110" style:family="text">
      <style:text-properties style:text-position="0% 100%" fo:font-style="normal" officeooo:rsid="009ece80" style:font-style-asian="normal" style:font-style-complex="normal"/>
    </style:style>
    <style:style style:name="T111" style:family="text">
      <style:text-properties style:text-position="0% 100%" fo:font-style="normal" officeooo:rsid="00a09d17" style:font-style-asian="normal" style:font-style-complex="normal"/>
    </style:style>
    <style:style style:name="T112" style:family="text">
      <style:text-properties style:text-position="0% 100%" fo:font-style="normal" officeooo:rsid="00a5a081" style:font-style-asian="normal" style:font-style-complex="normal"/>
    </style:style>
    <style:style style:name="T113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style:text-position="0% 100%" fo:font-style="italic" fo:font-weight="normal" officeooo:rsid="005454ec" style:font-style-asian="italic" style:font-weight-asian="normal" style:font-style-complex="italic" style:font-weight-complex="normal"/>
    </style:style>
    <style:style style:name="T115" style:family="text">
      <style:text-properties style:text-position="0% 100%" fo:font-style="italic" fo:font-weight="normal" officeooo:rsid="001782ae" style:font-style-asian="italic" style:font-weight-asian="normal" style:font-style-complex="italic" style:font-weight-complex="normal"/>
    </style:style>
    <style:style style:name="T116" style:family="text">
      <style:text-properties style:text-position="0% 100%" fo:font-style="italic" style:text-underline-style="none" fo:font-weight="normal" officeooo:rsid="001782ae" style:font-style-asian="italic" style:font-weight-asian="normal" style:font-style-complex="italic" style:font-weight-complex="normal"/>
    </style:style>
    <style:style style:name="T117" style:family="text">
      <style:text-properties style:text-position="0% 100%" fo:font-style="italic" style:text-underline-style="none" fo:font-weight="normal" officeooo:rsid="0019195b" style:font-style-asian="italic" style:font-weight-asian="normal" style:font-style-complex="italic" style:font-weight-complex="normal"/>
    </style:style>
    <style:style style:name="T118" style:family="text">
      <style:text-properties style:text-position="0% 100%" fo:font-style="italic" style:text-underline-style="none" fo:font-weight="normal" officeooo:rsid="00566637" style:font-style-asian="italic" style:font-weight-asian="normal" style:font-style-complex="italic" style:font-weight-complex="normal"/>
    </style:style>
    <style:style style:name="T119" style:family="text">
      <style:text-properties style:text-position="0% 100%" fo:font-style="italic" style:font-style-asian="italic" style:font-style-complex="italic"/>
    </style:style>
    <style:style style:name="T120" style:family="text">
      <style:text-properties style:text-position="0% 100%" fo:font-style="italic" officeooo:rsid="002052e6" style:font-style-asian="italic" style:font-style-complex="italic"/>
    </style:style>
    <style:style style:name="T121" style:family="text">
      <style:text-properties style:text-position="0% 100%" fo:font-style="italic" officeooo:rsid="002092fa" style:font-style-asian="italic" style:font-style-complex="italic"/>
    </style:style>
    <style:style style:name="T122" style:family="text">
      <style:text-properties style:text-position="0% 100%" fo:font-style="italic" officeooo:rsid="001cec2f" style:font-style-asian="italic" style:font-style-complex="italic"/>
    </style:style>
    <style:style style:name="T123" style:family="text">
      <style:text-properties style:text-position="0% 100%" fo:font-style="italic" officeooo:rsid="0021b5ff" style:font-style-asian="italic" style:font-style-complex="italic"/>
    </style:style>
    <style:style style:name="T124" style:family="text">
      <style:text-properties style:text-position="0% 100%" fo:font-style="italic" officeooo:rsid="0033d5e2" style:font-style-asian="italic" style:font-style-complex="italic"/>
    </style:style>
    <style:style style:name="T125" style:family="text">
      <style:text-properties style:text-position="0% 100%" fo:font-style="italic" officeooo:rsid="003fdfb0" style:font-style-asian="italic" style:font-style-complex="italic"/>
    </style:style>
    <style:style style:name="T126" style:family="text">
      <style:text-properties style:text-position="0% 100%" fo:font-style="italic" officeooo:rsid="005454ec" style:font-style-asian="italic" style:font-style-complex="italic"/>
    </style:style>
    <style:style style:name="T127" style:family="text">
      <style:text-properties style:text-position="0% 100%" fo:font-style="italic" officeooo:rsid="00531a51" style:font-style-asian="italic" style:font-style-complex="italic"/>
    </style:style>
    <style:style style:name="T128" style:family="text">
      <style:text-properties style:text-position="0% 100%" fo:font-style="italic" officeooo:rsid="005faca6" style:font-style-asian="italic" style:font-style-complex="italic"/>
    </style:style>
    <style:style style:name="T129" style:family="text">
      <style:text-properties style:text-position="0% 100%" fo:font-style="italic" officeooo:rsid="008f6428" style:font-style-asian="italic" style:font-style-complex="italic"/>
    </style:style>
    <style:style style:name="T130" style:family="text">
      <style:text-properties style:text-position="0% 100%" fo:font-style="italic" officeooo:rsid="009ece80" style:font-style-asian="italic" style:font-style-complex="italic"/>
    </style:style>
    <style:style style:name="T131" style:family="text">
      <style:text-properties style:text-position="0% 100%" officeooo:rsid="0021b5ff"/>
    </style:style>
    <style:style style:name="T132" style:family="text">
      <style:text-properties style:text-position="0% 100%" officeooo:rsid="0090f381"/>
    </style:style>
    <style:style style:name="T133" style:family="text">
      <style:text-properties officeooo:rsid="0019195b"/>
    </style:style>
    <style:style style:name="T134" style:family="text">
      <style:text-properties fo:language="pt" fo:country="PT" fo:font-style="normal" officeooo:rsid="001cec2f" style:font-style-asian="normal" style:font-style-complex="normal"/>
    </style:style>
    <style:style style:name="T135" style:family="text">
      <style:text-properties fo:language="pt" fo:country="PT" fo:font-style="normal" officeooo:rsid="001a8386" style:font-style-asian="normal" style:font-style-complex="normal"/>
    </style:style>
    <style:style style:name="T136" style:family="text">
      <style:text-properties fo:language="pt" fo:country="PT" fo:font-style="normal" officeooo:rsid="004d5efe" style:font-style-asian="normal" style:font-style-complex="normal"/>
    </style:style>
    <style:style style:name="T137" style:family="text">
      <style:text-properties fo:language="pt" fo:country="PT" fo:font-style="normal" officeooo:rsid="00625641" style:font-style-asian="normal" style:font-style-complex="normal"/>
    </style:style>
    <style:style style:name="T138" style:family="text">
      <style:text-properties fo:language="pt" fo:country="PT" fo:font-style="normal" officeooo:rsid="0063026a" style:font-style-asian="normal" style:font-style-complex="normal"/>
    </style:style>
    <style:style style:name="T139" style:family="text">
      <style:text-properties fo:language="pt" fo:country="PT" fo:font-style="normal" officeooo:rsid="0090f381" style:font-style-asian="normal" style:font-style-complex="normal"/>
    </style:style>
    <style:style style:name="T140" style:family="text">
      <style:text-properties fo:language="pt" fo:country="PT" fo:font-style="italic" officeooo:rsid="001cec2f" style:font-style-asian="italic" style:font-style-complex="italic"/>
    </style:style>
    <style:style style:name="T141" style:family="text">
      <style:text-properties officeooo:rsid="0021b5ff"/>
    </style:style>
    <style:style style:name="T142" style:family="text">
      <style:text-properties officeooo:rsid="00248972"/>
    </style:style>
    <style:style style:name="T143" style:family="text">
      <style:text-properties officeooo:rsid="002ac0fe"/>
    </style:style>
    <style:style style:name="T144" style:family="text">
      <style:text-properties officeooo:rsid="002e0120"/>
    </style:style>
    <style:style style:name="T145" style:family="text">
      <style:text-properties officeooo:rsid="002ee68a"/>
    </style:style>
    <style:style style:name="T146" style:family="text">
      <style:text-properties officeooo:rsid="002f169b"/>
    </style:style>
    <style:style style:name="T147" style:family="text">
      <style:text-properties officeooo:rsid="0033d5e2"/>
    </style:style>
    <style:style style:name="T148" style:family="text">
      <style:text-properties officeooo:rsid="0036b37c"/>
    </style:style>
    <style:style style:name="T149" style:family="text">
      <style:text-properties officeooo:rsid="003888f2"/>
    </style:style>
    <style:style style:name="T150" style:family="text">
      <style:text-properties officeooo:rsid="003fdfb0"/>
    </style:style>
    <style:style style:name="T151" style:family="text">
      <style:text-properties officeooo:rsid="004c2b22"/>
    </style:style>
    <style:style style:name="T152" style:family="text">
      <style:text-properties officeooo:rsid="004ca2d3"/>
    </style:style>
    <style:style style:name="T153" style:family="text">
      <style:text-properties officeooo:rsid="005454ec"/>
    </style:style>
    <style:style style:name="T154" style:family="text">
      <style:text-properties officeooo:rsid="0058b996"/>
    </style:style>
    <style:style style:name="T155" style:family="text">
      <style:text-properties officeooo:rsid="005906b6"/>
    </style:style>
    <style:style style:name="T156" style:family="text">
      <style:text-properties officeooo:rsid="005b6ad0"/>
    </style:style>
    <style:style style:name="T157" style:family="text">
      <style:text-properties officeooo:rsid="005c1b21"/>
    </style:style>
    <style:style style:name="T158" style:family="text">
      <style:text-properties officeooo:rsid="006076a4"/>
    </style:style>
    <style:style style:name="T159" style:family="text">
      <style:text-properties officeooo:rsid="006083fc"/>
    </style:style>
    <style:style style:name="T160" style:family="text">
      <style:text-properties officeooo:rsid="0063026a"/>
    </style:style>
    <style:style style:name="T161" style:family="text">
      <style:text-properties officeooo:rsid="0071f0fb"/>
    </style:style>
    <style:style style:name="T162" style:family="text">
      <style:text-properties officeooo:rsid="0073e290"/>
    </style:style>
    <style:style style:name="T163" style:family="text">
      <style:text-properties officeooo:rsid="007abacb"/>
    </style:style>
    <style:style style:name="T164" style:family="text">
      <style:text-properties officeooo:rsid="00826c41"/>
    </style:style>
    <style:style style:name="T165" style:family="text">
      <style:text-properties officeooo:rsid="0086fdb6"/>
    </style:style>
    <style:style style:name="T166" style:family="text">
      <style:text-properties officeooo:rsid="008ad2bc"/>
    </style:style>
    <style:style style:name="T167" style:family="text">
      <style:text-properties fo:color="#000000"/>
    </style:style>
    <style:style style:name="T168" style:family="text">
      <style:text-properties officeooo:rsid="008f6428"/>
    </style:style>
    <style:style style:name="T169" style:family="text">
      <style:text-properties officeooo:rsid="0090f381"/>
    </style:style>
    <style:style style:name="T170" style:family="text">
      <style:text-properties officeooo:rsid="00918aef"/>
    </style:style>
    <style:style style:name="T171" style:family="text">
      <style:text-properties officeooo:rsid="0093a07d"/>
    </style:style>
    <style:style style:name="T172" style:family="text">
      <style:text-properties officeooo:rsid="00942883"/>
    </style:style>
    <style:style style:name="T173" style:family="text">
      <style:text-properties officeooo:rsid="00990305"/>
    </style:style>
    <style:style style:name="T174" style:family="text">
      <style:text-properties officeooo:rsid="00a09d17"/>
    </style:style>
    <style:style style:name="T175" style:family="text">
      <style:text-properties officeooo:rsid="00a35979"/>
    </style:style>
    <style:style style:name="T176" style:family="text">
      <style:text-properties officeooo:rsid="00a39b8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fo:margin-top="0.101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fo:margin-top="0.199cm" fo:margin-bottom="0cm"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fo:margin-top="0.199cm" fo:margin-bottom="0.199cm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Problema do Caixeiro Viajante com Prioridade</text:p>
      <text:p text:style-name="P42">André F<text:span text:style-name="T159">igueiredo de</text:span> Almeida</text:p>
      <text:p text:style-name="P31"><text:span text:style-name="T159">RA </text:span>164047</text:p>
      <text:h text:style-name="P100" text:outline-level="1">O problema</text:h>
      <text:p text:style-name="P32">São dados como entrada:</text:p>
      <text:list xml:id="list537306268" text:style-name="L1">
        <text:list-item>
          <text:p text:style-name="P47">Um grafo direcionado <text:span text:style-name="T4">D</text:span><text:span text:style-name="T21"> = (</text:span><text:span text:style-name="T4">V</text:span><text:span text:style-name="T21">, </text:span><text:span text:style-name="T4">A</text:span><text:span text:style-name="T21">);</text:span></text:p>
        </text:list-item>
        <text:list-item>
          <text:p text:style-name="P45"><text:span text:style-name="T68">Nó </text:span><text:span text:style-name="T20">s</text:span><text:span text:style-name="T68"> </text:span><text:span text:style-name="T21">∈</text:span><text:span text:style-name="T68"> </text:span><text:span text:style-name="T20">V</text:span><text:span text:style-name="T68">, chamado de origem;</text:span></text:p>
        </text:list-item>
        <text:list-item>
          <text:p text:style-name="P48"><text:span text:style-name="T69">Prioridades</text:span><text:span text:style-name="T67"> </text:span><text:span text:style-name="T19">p</text:span><text:span text:style-name="T70">v</text:span><text:span text:style-name="T78"> para cada </text:span><text:span text:style-name="T113">v </text:span><text:span text:style-name="T78">∈</text:span><text:span text:style-name="T113">V</text:span><text:span text:style-name="T78"> (</text:span><text:span text:style-name="T113">p</text:span><text:span text:style-name="T70">s</text:span><text:span text:style-name="T113"> = </text:span><text:span text:style-name="T78">0);</text:span></text:p>
        </text:list-item>
        <text:list-item>
          <text:p text:style-name="P46"><text:span text:style-name="T80">Tempos </text:span><text:span text:style-name="T115">t</text:span><text:span text:style-name="T71">a</text:span><text:span text:style-name="T115"> </text:span><text:span text:style-name="T81">para todo arco </text:span><text:span text:style-name="T116">a </text:span><text:span text:style-name="T81">∈ </text:span><text:span text:style-name="T116">A;</text:span></text:p>
        </text:list-item>
      </text:list>
      <text:p text:style-name="P9"><text:span text:style-name="T116"><text:tab/></text:span><text:span text:style-name="T81">O objetivo é encontrar um ciclo hamiltoniano </text:span><text:span text:style-name="T116">C</text:span><text:span text:style-name="T81"> que começa em </text:span><text:span text:style-name="T116">s</text:span><text:span text:style-name="T81">, passa por todos os vértices exatamente uma vez e termina em </text:span><text:span text:style-name="T116">s</text:span><text:span text:style-name="T81">, tal que </text:span><text:span text:style-name="T116">p</text:span><text:span text:style-name="T81">(</text:span><text:span text:style-name="T116">C</text:span><text:span text:style-name="T81">) é mínimo. A função </text:span><text:span text:style-name="T116">p</text:span><text:span text:style-name="T81">(</text:span><text:span text:style-name="T116">C</text:span><text:span text:style-name="T81">) é definida como: </text:span><text:span text:style-name="T116">p</text:span><text:span text:style-name="T81">(</text:span><text:span text:style-name="T116">C</text:span><text:span text:style-name="T81">) =</text:span><draw:frame draw:style-name="fr1" draw:name="Object2" text:anchor-type="as-char" svg:width="2.743cm" svg:height="0.861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82">, onde t</text:span><text:span text:style-name="T77">C </text:span><text:span text:style-name="T82">(</text:span><text:span text:style-name="T117">s,v) </text:span><text:span text:style-name="T82"><text:s/>é a soma dos tempos nas arestas do caminho de </text:span><text:span text:style-name="T117">s </text:span><text:span text:style-name="T82">até </text:span><text:span text:style-name="T117">v </text:span><text:span text:style-name="T82">no ciclo </text:span><text:span text:style-name="T117">C</text:span><text:span text:style-name="T82">.</text:span></text:p>
      <text:p text:style-name="P5"><text:span text:style-name="T82"><text:tab/>Todos os resultados </text:span><text:span text:style-name="T83">apresentados</text:span><text:span text:style-name="T82"> foram executados em uma máquina com processador Intel Core i7-3537U CPU @ 2.00GHz, rodando com GNU/Linux 4.15. O compilador usado foi o GCC 7.3.0 e o Gurobi 7.5.2 como o solver do PLI, usando as </text:span><text:span text:style-name="T117">flags</text:span><text:span text:style-name="T82"> de compilação do Makefile disponibilizado. </text:span><text:span text:style-name="T84">Para auxiliar na execução dos testes, implementei um </text:span><text:span text:style-name="T118">shell script</text:span><text:span text:style-name="T84">, que roda todos os testes disponíveis, verifica a qualidade e o tempo das soluções nos quatro modos e exporta no formato CSV[</text:span><text:span text:style-name="T85">1</text:span><text:span text:style-name="T84">].</text:span></text:p>
      <text:h text:style-name="P101" text:outline-level="1">Soluções propostas</text:h>
      <text:p text:style-name="P33">Para resolver este problema da melhor forma possível, foram estudados quatro métodos, cada um com <text:span text:style-name="T168">uma</text:span> relação <text:span text:style-name="T168">distinta</text:span> entre otimalidade e custo computacional.</text:p>
      <text:p text:style-name="P3"><text:tab/><text:span text:style-name="T133">Os métodos propostos foram:</text:span></text:p>
      <text:list xml:id="list1592623646" text:style-name="L2">
        <text:list-item>
          <text:p text:style-name="P49">Uma heurística construtiva rápida, mas que sacrifica a otimalidade;</text:p>
        </text:list-item>
        <text:list-item>
          <text:p text:style-name="P49">Uma meta-heurística, no caso deste trabalho, o <text:span text:style-name="T4">simulated annealing</text:span><text:span text:style-name="T21">;</text:span></text:p>
        </text:list-item>
        <text:list-item>
          <text:p text:style-name="P50">Usar o BRKGA, uma implementação otimizada para algoritmos genéticos;</text:p>
        </text:list-item>
        <text:list-item>
          <text:p text:style-name="P50">Uma formulação de Programação Linear Inteira (o único método exato).</text:p>
        </text:list-item>
      </text:list>
      <text:p text:style-name="P4"><text:span text:style-name="T21"><text:tab/>As implementações e resultados de cada método serão discutidos na</text:span><text:span text:style-name="T22">s próximas seções. </text:span><text:span text:style-name="T26">To</text:span><text:span text:style-name="T25">da</text:span><text:span text:style-name="T26">s</text:span><text:span text:style-name="T25"> </text:span><text:span text:style-name="T26">as implementações possuem um mecanismo que verifica se </text:span><text:span text:style-name="T25">o tempo de execução é igual ou superior que o tempo limite estabelecido para execução do programa. </text:span><text:span text:style-name="T26">Se for, ele para o algoritmo e retorna a melhor solução encontrada até o momento.</text:span></text:p>
      <text:h text:style-name="SBC_3a_title_3a_1" text:outline-level="1">Heurística construtiva</text:h>
      <text:p text:style-name="P36">A heurística construtiva deve retornar um caminho possível de forma <text:span text:style-name="T168">muito </text:span>rápida (mesmo que isto comprometa a <text:span text:style-name="T133">otimalidade</text:span>) e com base em alguma característica do problema em que seja possível inferir qual um provável caminho melhor. Esta heurística também pode ser reutilizada pelas outras implementações como uma solução inicial.</text:p>
      <text:h text:style-name="P103" text:outline-level="2">Implementação</text:h>
      <text:p text:style-name="P41">A implementação foi baseada no método <text:span text:style-name="T4">naive</text:span><text:span text:style-name="T21"> que foi </text:span><text:span text:style-name="T50">fornecida</text:span><text:span text:style-name="T21"> como um modelo </text:span><text:soft-page-break/><text:span text:style-name="T21">inicial.</text:span></text:p>
      <text:list xml:id="list3446427114" text:style-name="L3">
        <text:list-item>
          <text:p text:style-name="P104">Cria um vetor <text:span text:style-name="T12">V </text:span>de índice com todos os vértices que ainda não foram incluídos no caminho (no início, isso significa todos os vértices com exceção do inicial).</text:p>
        </text:list-item>
        <text:list-item>
          <text:p text:style-name="P53">Enquanto <text:span text:style-name="T12">V </text:span>não estiver vazio, faça:</text:p>
        </text:list-item>
        <text:list-item>
          <text:p text:style-name="P54"><text:s text:c="5"/>Pega o último vértice inserido, <text:span text:style-name="T4">v</text:span><text:span text:style-name="T72">k</text:span><text:span text:style-name="T87"> </text:span><text:span text:style-name="T107">e remove ele de </text:span><text:span text:style-name="T129">V</text:span></text:p>
        </text:list-item>
        <text:list-item>
          <text:p text:style-name="P56"><text:span text:style-name="T72"><text:s text:c="9"/></text:span><text:span text:style-name="T87">Para cada vértice ainda </text:span><text:span text:style-name="T91">disponível </text:span><text:span text:style-name="T107">em </text:span><text:span text:style-name="T129">V</text:span><text:span text:style-name="T87">, </text:span><text:span text:style-name="T107">chamamos de </text:span><text:span text:style-name="T124">v</text:span><text:span text:style-name="T73">d</text:span><text:span text:style-name="T91">,</text:span><text:span text:style-name="T87"> faça:</text:span></text:p>
        </text:list-item>
        <text:list-item>
          <text:p text:style-name="P55"><text:s text:c="10"/><text:span text:style-name="T147">Calcula a inserção de </text:span><text:span text:style-name="T8">v</text:span><text:span text:style-name="T73">d</text:span><text:span text:style-name="T147">, onde uma inserção é dada pelo valor</text:span> <text:span text:style-name="T4">peso</text:span><text:span text:style-name="T8">(v</text:span><text:span text:style-name="T73">d</text:span><text:span text:style-name="T124">)</text:span><text:span text:style-name="T4"> * peso do arco</text:span><text:span text:style-name="T8">(v</text:span><text:span text:style-name="T73">k </text:span><text:span text:style-name="T124">,v</text:span><text:span text:style-name="T73">d</text:span><text:span text:style-name="T124">)</text:span><text:span text:style-name="T91"> e atualiza a variável de melhor inserção global, caso a encontrada seja menor </text:span><text:span text:style-name="T92">que a global</text:span></text:p>
        </text:list-item>
        <text:list-item>
          <text:p text:style-name="P55"><text:span text:style-name="T124"><text:s text:c="4"/></text:span><text:span text:style-name="T91">Insere no caminho o vértice com inserção mais barata encontrado </text:span><text:span text:style-name="T92">no passo 4</text:span></text:p>
        </text:list-item>
        <text:list-item>
          <text:p text:style-name="P57"><text:s text:c="4"/>Volta ao passo 2</text:p>
        </text:list-item>
        <text:list-item>
          <text:p text:style-name="P61"><text:span text:style-name="T92">R</text:span><text:span text:style-name="T87">etorna a solução </text:span><text:span text:style-name="T93">con</text:span><text:span text:style-name="T97">s</text:span><text:span text:style-name="T93">truída.</text:span></text:p>
        </text:list-item>
      </text:list>
      <text:h text:style-name="P103" text:outline-level="2">Resultados</text:h>
      <text:p text:style-name="P37">Todos os testes rodaram com menos de 1 segundo, <text:span text:style-name="T151">então esse dado não foi incluído na tabela.</text:span></text:p>
      <text:p text:style-name="P24"><text:span text:style-name="T152">Tabela</text:span> 1. <text:span text:style-name="T152">Resultados da heurística construtiva</text:span></text:p>
      <text:p text:style-name="P6"><draw:frame draw:style-name="fr2" draw:name="Object3" text:anchor-type="paragraph" svg:width="10.234cm" svg:height="8.5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tab/><text:span text:style-name="T154">Na tabela, “resposta” é o resultado retornado pelo código, “ótimo” é o custo esperado (a saída do problema) e precisão é a divisão entre o custo esperado e o custo obtido (esse padrão é mantido em todo o relatório). </text:span></text:p>
      <text:p text:style-name="P8"><text:tab/>Os resultados no geral não ficaram muito perto do resultado esperado, contudo, dado que nossa heurística deve ser rápida e retornar apenas um valor inicial para as outras heurísticas, <text:span text:style-name="T168">atingimos nosso objetivo</text:span>.</text:p>
      <text:p text:style-name="P7"/>
      <text:p text:style-name="P23"/>
      <text:p text:style-name="P23"/>
      <text:p text:style-name="P23"><text:soft-page-break/></text:p>
      <text:p text:style-name="P23"/>
      <text:p text:style-name="P23"/>
      <text:p text:style-name="P23"><draw:frame draw:style-name="fr3" draw:name="Object5" text:anchor-type="paragraph" svg:x="1.293cm" svg:y="0cm" svg:width="13.892cm" svg:height="7.816cm" draw:z-index="3"><draw:object xlink:href="./Object 5" xlink:type="simple" xlink:show="embed" xlink:actuate="onLoad"/><draw:image xlink:href="./ObjectReplacements/Object 5" xlink:type="simple" xlink:show="embed" xlink:actuate="onLoad"/><svg:desc>chart</svg:desc></draw:frame><text:span text:style-name="T152">Figura</text:span> 1. <text:span text:style-name="T152">Precisão x Entrada</text:span></text:p>
      <text:p text:style-name="P7"><text:tab/>Apesar da dispersão dos resultados, é possível observar que no geral a qualidade é melhor quando as entradas são menores.</text:p>
      <text:h text:style-name="P102" text:outline-level="1">Meta-Heurística (<text:span text:style-name="T4">Simulated Annealing)</text:span></text:h>
      <text:p text:style-name="P38"><text:span text:style-name="T5">O Simulated Annealing</text:span><text:span text:style-name="T27">[</text:span><text:span text:style-name="T29">2</text:span><text:span text:style-name="T27">]</text:span><text:span text:style-name="T5"> </text:span><text:span text:style-name="T22">é uma meta-heurística que tem como inspiração o processo de r</text:span><text:span text:style-name="T135">ecozimento da metalurgia, onde, para se obter um sólido com </text:span><text:span text:style-name="T134">estrutura c</text:span><text:span text:style-name="T139">r</text:span><text:span text:style-name="T134">istaligráfica boa, deve-se esfriá-lo com um leve decaimento na temperatura, de forma que não fique em temperatura muito alto por muito tempo nem esfrie abruptamente. Esse algormito une esse controle de temperatura com o algoritmo </text:span><text:span text:style-name="T140">Metropolis</text:span><text:span text:style-name="T136">[</text:span><text:span text:style-name="T138">2</text:span><text:span text:style-name="T136">]</text:span><text:span text:style-name="T134">. </text:span><text:span text:style-name="T137">Foi utilizada a solução da heurística construtiva como solução inicial.</text:span></text:p>
      <text:h text:style-name="P103" text:outline-level="2">Implementação</text:h>
      <text:p text:style-name="P80">O algoritmo foi implementado da seguinte maneira, <text:span text:style-name="T169">com </text:span><text:span text:style-name="T15">k</text:span><text:span text:style-name="T169"> sendo uma constante multiplicativa da temperatura e </text:span><text:span text:style-name="T123">α</text:span><text:span text:style-name="T131"> </text:span><text:span text:style-name="T132">é uma constante de decaimento geométrico da temperatura</text:span>:</text:p>
      <text:list xml:id="list3143073195" text:style-name="L4">
        <text:list-item>
          <text:p text:style-name="P67"><text:span text:style-name="T51">C</text:span><text:span text:style-name="T21">ria um caminho inicial </text:span><text:span text:style-name="T4">S</text:span><text:span text:style-name="T51">(0)</text:span><text:span text:style-name="T21">, tal que </text:span><text:span text:style-name="T11">S</text:span><text:span text:style-name="T51">(0)</text:span><text:span text:style-name="T28"> é o resultado da heurística construtiva para a entrada fornecida.</text:span></text:p>
        </text:list-item>
        <text:list-item>
          <text:p text:style-name="P64"><text:span text:style-name="T21"><text:s/>Inicializa </text:span><text:span text:style-name="T4">S</text:span><text:span text:style-name="T1">+</text:span><text:span text:style-name="T87">, a melhor solução global, com </text:span><text:span text:style-name="T119">S</text:span><text:span text:style-name="T87">(0), </text:span><text:span text:style-name="T88">e a temperatura </text:span><text:span text:style-name="T120">T</text:span><text:span text:style-name="T88"> com o valor da temperatura inicial;</text:span></text:p>
        </text:list-item>
        <text:list-item>
          <text:p text:style-name="P68"><text:span text:style-name="T87"><text:s/>Enquanto </text:span><text:span text:style-name="T119">T </text:span><text:span text:style-name="T87">&gt; </text:span><text:span text:style-name="T119">temperatura mínima</text:span><text:span text:style-name="T87">:</text:span></text:p>
        </text:list-item>
        <text:list-item>
          <text:p text:style-name="P68"><text:span text:style-name="T87"><text:s text:c="5"/>Para </text:span><text:span text:style-name="T119">i</text:span><text:span text:style-name="T87"> = 0, enquanto </text:span><text:span text:style-name="T119">i</text:span><text:span text:style-name="T87"> &lt; </text:span><text:span text:style-name="T119">limite do loop interno, <text:s/>i</text:span><text:span text:style-name="T87">++:</text:span></text:p>
        </text:list-item>
        <text:list-item>
          <text:p text:style-name="P68"><text:span text:style-name="T87"><text:s text:c="9"/></text:span><text:span text:style-name="T119">S’ = </text:span><text:span text:style-name="T98">VizinhoAleatório</text:span><text:span text:style-name="T89">(</text:span><text:span text:style-name="T121">S</text:span><text:span text:style-name="T89">)</text:span></text:p>
        </text:list-item>
        <text:list-item>
          <text:p text:style-name="P62"><text:span text:style-name="T89"><text:s text:c="9"/>∆</text:span><text:span text:style-name="T121">S = c</text:span><text:span text:style-name="T89">(</text:span><text:span text:style-name="T121">S’</text:span><text:span text:style-name="T89">) -</text:span><text:span text:style-name="T121"> c</text:span><text:span text:style-name="T89">(</text:span><text:span text:style-name="T121">S</text:span><text:span text:style-name="T89">)</text:span></text:p>
        </text:list-item>
        <text:list-item>
          <text:p text:style-name="P62"><text:span text:style-name="T89"><text:s text:c="9"/>se ∆</text:span><text:span text:style-name="T121">S </text:span><text:span text:style-name="T89">≤0:</text:span></text:p>
        </text:list-item>
        <text:list-item>
          <text:p text:style-name="P62"><text:span text:style-name="T89"><text:s text:c="13"/></text:span><text:span text:style-name="T121">S </text:span><text:span text:style-name="T89">= </text:span><text:span text:style-name="T121">S’</text:span></text:p>
        </text:list-item>
        <text:list-item>
          <text:p text:style-name="P62"><text:soft-page-break/><text:span text:style-name="T89"><text:s text:c="13"/>Se </text:span><text:span text:style-name="T121">c</text:span><text:span text:style-name="T89">(</text:span><text:span text:style-name="T121">S</text:span><text:span text:style-name="T89">) &lt; </text:span><text:span text:style-name="T121">c</text:span><text:span text:style-name="T89">(</text:span><text:span text:style-name="T122">S</text:span><text:span text:style-name="T2">+</text:span><text:span text:style-name="T89">):</text:span></text:p>
        </text:list-item>
        <text:list-item>
          <text:p text:style-name="P65"><text:span text:style-name="T89"><text:s text:c="16"/></text:span><text:span text:style-name="T119">S</text:span><text:span text:style-name="T1">+</text:span><text:span text:style-name="T87"> </text:span><text:span text:style-name="T89">= </text:span><text:span text:style-name="T121">S </text:span><text:span text:style-name="T89">// atualiza melhor global</text:span></text:p>
        </text:list-item>
        <text:list-item>
          <text:p text:style-name="P66"><text:span text:style-name="T89"><text:s text:c="15"/></text:span><text:span text:style-name="T90"><text:s/>Finaliza o loop interno // </text:span><text:span text:style-name="T108">break</text:span></text:p>
        </text:list-item>
        <text:list-item>
          <text:p text:style-name="P58"><text:s text:c="10"/>senão:</text:p>
        </text:list-item>
        <text:list-item>
          <text:p text:style-name="P65"><text:span text:style-name="T89"><text:s text:c="14"/></text:span><text:span text:style-name="T123">r</text:span><text:span text:style-name="T89"> = número </text:span><text:span text:style-name="T90">aleatório</text:span><text:span text:style-name="T89"> entre (0, 1)</text:span></text:p>
        </text:list-item>
        <text:list-item>
          <text:p text:style-name="P63"><text:span text:style-name="T89"><text:s text:c="14"/></text:span><text:span text:style-name="T90">se </text:span><text:span text:style-name="T123">r </text:span><text:span text:style-name="T90">&lt; </text:span><text:span text:style-name="T123">e </text:span><text:span text:style-name="T3">- ΔS/kT </text:span><text:span text:style-name="T123">:</text:span></text:p>
        </text:list-item>
        <text:list-item>
          <text:p text:style-name="P63"><text:span text:style-name="T89"><text:s text:c="18"/></text:span><text:span text:style-name="T123">S = S’</text:span></text:p>
        </text:list-item>
        <text:list-item>
          <text:p text:style-name="P60"><text:s text:c="10"/>T = T * α</text:p>
        </text:list-item>
        <text:list-item>
          <text:p text:style-name="P63"><text:span text:style-name="T123"><text:s/></text:span><text:span text:style-name="T90">Retorna </text:span><text:span text:style-name="T123">S</text:span><text:span text:style-name="T3">+</text:span></text:p>
        </text:list-item>
      </text:list>
      <text:p text:style-name="P59">VizinhoAleatório(<text:span text:style-name="T4">S</text:span>) é uma rotina que inverte dois vértice <text:span text:style-name="T4">i</text:span> e <text:span text:style-name="T4">j</text:span> escolhidos aleatoriamente, desde que <text:span text:style-name="T4">i </text:span>não seja igual a <text:span text:style-name="T4">j</text:span> e nenhum dos dois seja o vértice inicial. Uma <text:span text:style-name="T170">alternativa</text:span> <text:span text:style-name="T156">de implementação </text:span>de busca local foi feita com o 2-OPT<text:span text:style-name="T141">[2]</text:span>. <text:span text:style-name="T141">2-OPT(</text:span><text:span text:style-name="T6">S</text:span><text:span text:style-name="T141">) é um algoritmo de busca local que encontra a melhor solução vizinha de uma solução inicial </text:span><text:span text:style-name="T6">S</text:span><text:span text:style-name="T141"> tal que troque apenas duas arestas. Pela característica de verificar todas as trocas de duas arestas, a busca </text:span>é O(<text:span text:style-name="T4">n</text:span>²) <text:span text:style-name="T141">e retorna um vizinho melhor ou igual.</text:span></text:p>
      <text:p text:style-name="P2">O fator de troca por uma solução pior na linha 15 é acionado com uma probabilidade tal que, quanto mais longe da solução ótima atual e menor a temperatura, mais improvável será a troca. Ela é realizada de forma aleatória para evitar possíveis mínimos locais, <text:span text:style-name="T171">mas sem comprometer a solução final quando o algoritmo está próximo de se encerrar.</text:span></text:p>
      <text:p text:style-name="P1">O “esfriamento” feito na linha 16 é realizado multiplicando <text:span text:style-name="T4">T</text:span> por uma constante tal que 0 &lt; <text:span text:style-name="T6">α</text:span><text:span text:style-name="T141"> </text:span>&lt; 1 de forma geométrica, ou seja, começa caindo rapidamente, mas vai caindo mais lentamente conforme se aproxima de zero. <text:span text:style-name="T142">Isso evita trocas bruscas na linha 15 conforme o algoritmo se aproxima do final da execução.</text:span></text:p>
      <text:h text:style-name="P103" text:outline-level="2">Resultados</text:h>
      <text:p text:style-name="P27">Tabela 2. Resultados finais da meta-heurística com as duas buscas locais</text:p>
      <text:p text:style-name="SBC_3a_paragraph_3a_first"><draw:frame draw:style-name="fr4" draw:name="Object9" text:anchor-type="paragraph" svg:x="-0.587cm" svg:y="0.157cm" svg:width="16.387cm" svg:height="7.28cm" draw:z-index="8"><draw:object xlink:href="./Object 9" xlink:type="simple" xlink:show="embed" xlink:actuate="onLoad"/><draw:image xlink:href="./ObjectReplacements/Object 9" xlink:type="simple" xlink:show="embed" xlink:actuate="onLoad"/></draw:frame>Os testes tinham como tempo máximo <text:span text:style-name="T157">300</text:span> segundos. A implementação usando 2-OPT demorava até duas ordens de grandeza de tempo a mais para executar e alcançava resultados <text:span text:style-name="T172">p</text:span>iores. O tempo superior se deve ao fato da busca feita pelo 2-OPT ocorrer em O(<text:span text:style-name="T4">n²</text:span><text:span text:style-name="T21">) e os resultados inferiores provavelmente se devem a falta de </text:span><text:span text:style-name="T52">entropia</text:span><text:span text:style-name="T21"> das </text:span><text:soft-page-break/><text:span text:style-name="T21">respostas </text:span><text:span text:style-name="T52">pelas quais o algoritmo percorreu</text:span><text:span text:style-name="T21">.</text:span></text:p>
      <text:p text:style-name="P12"><text:span text:style-name="T21"><text:tab/>Para atingir esses resultados, os parâmetros definidos para o </text:span><text:span text:style-name="T5">Simulated Annealing</text:span><text:span text:style-name="T22"> </text:span><text:span text:style-name="T21">foram:</text:span></text:p>
      <text:list xml:id="list3846015815" text:style-name="L5">
        <text:list-item>
          <text:p text:style-name="P69"><text:span text:style-name="T21">Temperatura inicial: </text:span><text:span text:style-name="T32">2</text:span><text:span text:style-name="T21">000</text:span></text:p>
        </text:list-item>
        <text:list-item>
          <text:p text:style-name="P51">Temperatura mínima: 10</text:p>
        </text:list-item>
        <text:list-item>
          <text:p text:style-name="P69"><text:span text:style-name="T21">Limite do loop interno: </text:span><text:span text:style-name="T32">3</text:span><text:span text:style-name="T21">00</text:span></text:p>
        </text:list-item>
        <text:list-item>
          <text:p text:style-name="P69"><text:span text:style-name="T21">Parâmetro alfa do decaimento exponencial: 0.9</text:span><text:span text:style-name="T32">6</text:span></text:p>
        </text:list-item>
        <text:list-item>
          <text:p text:style-name="P69"><text:span text:style-name="T21">Parâmetro </text:span><text:span text:style-name="T4">k </text:span><text:span text:style-name="T21">de multiplicação da temperatura: 2</text:span></text:p>
        </text:list-item>
      </text:list>
      <text:p text:style-name="P10"><text:span text:style-name="T21"><text:tab/>Outras combinações foram experimentadas, mas essas </text:span><text:span text:style-name="T52">forma as que </text:span><text:span text:style-name="T21">obtiveram </text:span><text:span text:style-name="T31">os </text:span><text:span text:style-name="T21">resultados </text:span><text:span text:style-name="T33">mais</text:span><text:span text:style-name="T21"> satisfatórios com a busca de vizinhança aleatória. </text:span><text:span text:style-name="T33">O tempo de execução se mostrou </text:span><text:span text:style-name="T34">praticamente linear na implementação com Vizinho Aleatório e polinomial no 2-OPT, </text:span><text:span text:style-name="T38">com 300 segundos de tempo máximo de execução </text:span><text:span text:style-name="T43">(as </text:span><text:span text:style-name="T45">quatro</text:span><text:span text:style-name="T43"> últimas entradas estouraram o limite de tempo </text:span><text:span text:style-name="T52">e no 2-OPT</text:span><text:span text:style-name="T44">)</text:span><text:span text:style-name="T34">.</text:span></text:p>
      <text:p text:style-name="P17"/>
      <text:p text:style-name="P17"><draw:frame draw:style-name="fr5" draw:name="Object12" text:anchor-type="paragraph" svg:width="12.764cm" svg:height="7.17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5"><text:span text:style-name="T35">Figura</text:span><text:span text:style-name="T34"> </text:span><text:span text:style-name="T38">2</text:span><text:span text:style-name="T34">. </text:span><text:span text:style-name="T38">Tempo (s)</text:span><text:span text:style-name="T35"> x </text:span><text:span text:style-name="T38">Tamanho da e</text:span><text:span text:style-name="T35">ntrada</text:span></text:p>
      <text:p text:style-name="P11"><text:span text:style-name="T33"><text:tab/>Quanto a qualidade das soluções </text:span><text:span text:style-name="T36">pequenas</text:span><text:span text:style-name="T33">, usando 2-OPT não houve um padrão bem definido, com as respostas em média obtendo 63,79% de precisão. </text:span><text:span text:style-name="T34">Já no Vizinho Aleatório, a precisão média foi de 94,17%. </text:span><text:span text:style-name="T36">As soluções nos casos grandes foram parecidos porque ambas implementações não conseguiram “</text:span><text:span text:style-name="T53">caminhar para </text:span><text:span text:style-name="T36">muito </text:span><text:span text:style-name="T53">longe”</text:span><text:span text:style-name="T36"> </text:span><text:span text:style-name="T53">d</text:span><text:span text:style-name="T36">o valor </text:span><text:span text:style-name="T53">e do caminho</text:span><text:span text:style-name="T36"> inicial retornado pela heurística </text:span><text:span text:style-name="T52">construtiva</text:span><text:span text:style-name="T36">. </text:span><text:span text:style-name="T53">Podemos observar que a heurística construtiva cria um limite inferior </text:span><text:span text:style-name="T62">de qualidade (e superior de valor) </text:span><text:span text:style-name="T53">em relação as respostas da meta-heurística, </text:span><text:span text:style-name="T54">e ele o 2-OPT fica </text:span><text:span text:style-name="T55">próximo a</text:span><text:span text:style-name="T54"> esse limite para a maioria das entradas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</text:p>
      <text:p text:style-name="P19"/>
      <text:p text:style-name="P26"><text:span text:style-name="T35"/></text:p>
      <text:p text:style-name="P26"><draw:frame draw:style-name="fr5" draw:name="Object13" text:anchor-type="paragraph" svg:width="13.386cm" svg:height="7.477cm" draw:z-index="13"><draw:object xlink:href="./Object 13" xlink:type="simple" xlink:show="embed" xlink:actuate="onLoad"/><draw:image xlink:href="./ObjectReplacements/Object 13" xlink:type="simple" xlink:show="embed" xlink:actuate="onLoad"/></draw:frame><text:span text:style-name="T35">Figura</text:span><text:span text:style-name="T34"> </text:span><text:span text:style-name="T38">3</text:span><text:span text:style-name="T34">. </text:span><text:span text:style-name="T38">Precisão da solução (s)</text:span><text:span text:style-name="T35"> x </text:span><text:span text:style-name="T38">Entrada</text:span></text:p>
      <text:p text:style-name="P15"><text:span text:style-name="T34"><text:tab/>E</text:span><text:span text:style-name="T21">m ambos os quesitos (qualidade da solução e tempo de execução) a implementação usando a vizinhança aleatória foi melhor em todos os casos testes. Isso pode ser um reflexo da alta variabilidade das soluções que o </text:span><text:span text:style-name="T5">Simulated Annealing </text:span><text:span text:style-name="T37">alcança</text:span><text:span text:style-name="T22"> </text:span><text:span text:style-name="T21">em pouco tempo, facilitando encontrar soluções mais próximas das ideais.</text:span></text:p>
      <text:h text:style-name="P102" text:outline-level="1">BRKGA</text:h>
      <text:p text:style-name="P107"><text:span text:style-name="T143">O BRKGA (</text:span><text:span text:style-name="T16">B</text:span><text:span text:style-name="T4">iased Random-Key Genetic Algorithm</text:span> <text:span text:style-name="T173">ou algoritmo genético de chave randômica enviesada) é uma meta-heurística baseada em algoritmos genéticos. Um algoritmo genético é uma técnica para encontrar uma solução ideal ou próxima à ideal para um problema computacional, com inspirações nas teorias darwinistas de evolução dos seres vivos. As iterações do algoritmo são sobre as gerações, onde uma geração é um conjunto de indivíduos e indivíduos são decodificados como entradas. No nosso problema, um indivíduo possuiu uma sequência de cromossomos da mesma cardinalidade do conjunto de vértices menos um (o vértice inicial é fixo e não muda de posição) e cada cromossomo possui um vértice correspondente. Então, os cromossomos são ordenados crescentemente pelo seu valor-chave e tem-se um caminho válido gerado pelo algoritmo. A iteração do algoritmo genético do BRKGA segue os seguintes passos: </text:span></text:p>
      <text:list xml:id="list4221131208" text:style-name="L6">
        <text:list-item>
          <text:p text:style-name="P70">Os parâmetros dos <text:span text:style-name="T148">indivíduos</text:span> da primeira geração são gerados randomicamente;</text:p>
        </text:list-item>
        <text:list-item>
          <text:p text:style-name="P72">Os indivíduos da população são decodificados como descrito anteriormente;</text:p>
        </text:list-item>
        <text:list-item>
          <text:p text:style-name="P72">Verifica se o critério de parada foi satisfeito (se foram geradas todas as <text:span text:style-name="T7">n</text:span> gerações, com <text:span text:style-name="T7">n</text:span><text:span text:style-name="T23"> sendo uma constante pré-definida)</text:span>;</text:p>
        </text:list-item>
        <text:list-item>
          <text:p text:style-name="P73">Se sim, retorna o cromossomo do indivíduo mais <text:span text:style-name="T149">bem-sucedido</text:span> (caminho com menor custo encontrado);</text:p>
        </text:list-item>
        <text:list-item>
          <text:p text:style-name="P73">Se não, calcula o custo do caminho dos indivíduos gerados e ordena de forma decrescente;</text:p>
        </text:list-item>
        <text:list-item>
          <text:p text:style-name="P71">Alguma porcentagem dos melhores <text:span text:style-name="T148">indivíduos</text:span> (segundo seus resultados do item anterior) é escolhida <text:span text:style-name="T144">e são definidos como “elite”;</text:span></text:p>
        </text:list-item>
        <text:list-item>
          <text:p text:style-name="P74"><text:span text:style-name="T149">Replica</text:span> os indivíduos elite para a próxima geração. <text:span text:style-name="T143">A partir deles, combinações </text:span><text:soft-page-break/><text:span text:style-name="T143">e mutações gerarão os outros indivíduos da nova geração.</text:span></text:p>
        </text:list-item>
        <text:list-item>
          <text:p text:style-name="P73">Causa mutações (distúrbios nos cromossomos com cardinalidade e <text:span text:style-name="T145">probabilidades</text:span> aleatórias) na próxima população;</text:p>
        </text:list-item>
        <text:list-item>
          <text:p text:style-name="P73">Combina indivíduos elite e não-elite e adiciona seus filhos na próxima população;</text:p>
        </text:list-item>
        <text:list-item>
          <text:p text:style-name="P75">Retorna ao passo 2.</text:p>
        </text:list-item>
      </text:list>
      <text:h text:style-name="P103" text:outline-level="2">Implementação</text:h>
      <text:p text:style-name="P35">A implementação foi <text:span text:style-name="T149">majoritariamente </text:span>baseada no código <text:span text:style-name="T143">livre disponível</text:span> em <text:span text:style-name="T155">[3]</text:span>, <text:span text:style-name="T143">feito </text:span>por Rodrigo Franco Toso e Mauricio G. C. Resende <text:span text:style-name="T143">(um dos autores do BRKGA). O algoritmo faz chamadas à API do BRKGA de forma a evoluir uma população inicial. O código foi implementado da seguinte forma (as chamadas à API aparecem com *):</text:span></text:p>
      <text:list xml:id="list3335261629" text:style-name="L7">
        <text:list-item>
          <text:p text:style-name="P76">São definidas as contantes do problema (tamanho da população, fração da população que será elite, fração a ser substituída por mutantes, <text:span text:style-name="T149">probabilidade</text:span> de herdar genes da elite, número de população independente, número máximo de gerações, número d<text:span text:style-name="T146">o topo a serem trocados), inicializadas variáveis, o gerador de números aleatórios e uma instância da API do BRKGA.</text:span></text:p>
        </text:list-item>
        <text:list-item>
          <text:p text:style-name="P77">Uma variável <text:span text:style-name="T4">bestChromosome</text:span><text:span text:style-name="T21"> guarda o melhor cromossomo global encontrado até o momento.</text:span></text:p>
        </text:list-item>
        <text:list-item>
          <text:p text:style-name="P77"><text:span text:style-name="T21">De 1 até a constante </text:span><text:span text:style-name="T4">Número Máximo de Gerações:</text:span></text:p>
        </text:list-item>
        <text:list-item>
          <text:p text:style-name="P77"><text:span text:style-name="T4"><text:s text:c="4"/></text:span><text:span text:style-name="T21">Evolui* a população atual;</text:span></text:p>
        </text:list-item>
        <text:list-item>
          <text:p text:style-name="P77"><text:span text:style-name="T4"><text:s text:c="4"/></text:span><text:span text:style-name="T21">Se o cromossomo tiver custo menor que o melhor global, atualiza ele;</text:span></text:p>
        </text:list-item>
        <text:list-item>
          <text:p text:style-name="P77"><text:span text:style-name="T4"><text:s text:c="4"/></text:span><text:span text:style-name="T21">Se a condição de reiniciar geração for verdadeira (</text:span><text:span text:style-name="T4">número da geração atual – <text:s text:c="12"/>constante de geração relevante &gt; constante)</text:span><text:span text:style-name="T21">, reinicia* a população atual;</text:span></text:p>
        </text:list-item>
        <text:list-item>
          <text:p text:style-name="P78"><text:span text:style-name="T4"><text:s text:c="4"/></text:span><text:span text:style-name="T24">Substitui* indivíduos da elite por indivíduos não-elite, de acordo com as constantes definidas no passo 1.</text:span></text:p>
        </text:list-item>
        <text:list-item>
          <text:p text:style-name="P52">Decodifica o cromossomo do melhor indivíduo e retorna o caminho.</text:p>
        </text:list-item>
      </text:list>
      <text:h text:style-name="P103" text:outline-level="2">Resultados</text:h>
      <text:p text:style-name="P95">Tabela 3. Resultados do BRKGA com parâmetros originais (tempo <text:span text:style-name="T66">máximo</text:span> = 300 s) </text:p>
      <text:p text:style-name="P34"><draw:frame draw:style-name="fr6" draw:name="Object7" text:anchor-type="paragraph" svg:width="11.506cm" svg:height="8.153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1"><text:soft-page-break/>Foram feitas duas baterias de testes. Uma primeira com os parâmetros mantidos como encontrados em [3], já que era uma implementação otimizada para o TSP.</text:p>
      <text:p text:style-name="P21"><text:tab/>Nos casos pequenos, a média da qualidade foi de 99.44%, obtendo um resultado em um tempo razoável. Nos casos grandes, o BRKGA fica mais lento muito rapidamente, mostrando um comportamento polinomial em relação ao tamanho da entrada.</text:p>
      <text:p text:style-name="P14"><text:tab/><text:span text:style-name="T161">Na segunda bateria de testes os parâmetros foram alterados na tentativa de melhorar o tempo nos casos grandes, que passava de 100 segundos. Os resultados obtidos estão na próxima tabela.</text:span></text:p>
      <text:p text:style-name="P95">Tabela 4. Resultados do BRKGA com parâmetros novos (tempo <text:span text:style-name="T66">máximo</text:span> = 300 s)</text:p>
      <text:p text:style-name="P14"><draw:frame draw:style-name="fr7" draw:name="Object10" text:anchor-type="paragraph" svg:width="12.109cm" svg:height="8.58cm" draw:z-index="9"><draw:object xlink:href="./Object 10" xlink:type="simple" xlink:show="embed" xlink:actuate="onLoad"/><draw:image xlink:href="./ObjectReplacements/Object 10" xlink:type="simple" xlink:show="embed" xlink:actuate="onLoad"/></draw:frame><text:tab/><text:span text:style-name="T162">A qualidade dos resultados pequenos foi praticamente mantida (99,23% na média) e todos os tempos desceram para mais da metade do original. A razão média entre os resultados anteriores com os novos para os casos grandes é de 88%, ou seja, os resultados foram em média 22% piores, mas com cerca de 1/3 do tempo. </text:span></text:p>
      <text:p text:style-name="P28">Tabela 5. Comparação entre os parâmetros</text:p>
      <text:p text:style-name="P16"><draw:frame draw:style-name="fr7" draw:name="Object11" text:anchor-type="paragraph" svg:width="13.935cm" svg:height="4.517cm" draw:z-index="10"><draw:object xlink:href="./Object 11" xlink:type="simple" xlink:show="embed" xlink:actuate="onLoad"/><draw:image xlink:href="./ObjectReplacements/Object 11" xlink:type="simple" xlink:show="embed" xlink:actuate="onLoad"/></draw:frame><text:tab/>Pelos resultados, os parâmetros novos representam uma opção melhor de modelo.</text:p>
      <text:p text:style-name="P16"/>
      <text:h text:style-name="P102" text:outline-level="1"><text:soft-page-break/>Programação <text:span text:style-name="T173">L</text:span>inear <text:span text:style-name="T173">I</text:span>nteira</text:h>
      <text:p text:style-name="P39"><text:span text:style-name="T150">Para a modelagem desse problema, foi criada uma variável inteira </text:span><text:span text:style-name="T9">x</text:span><text:span text:style-name="T74">ij</text:span><text:span text:style-name="T96">, indexada em </text:span><text:span text:style-name="T125">i,j</text:span><text:span text:style-name="T96"> na matriz de adjacência dos arcos do grafo. Ou seja, se </text:span><text:span text:style-name="T125">x</text:span><text:span text:style-name="T74">ij</text:span><text:span text:style-name="T125"> = </text:span><text:span text:style-name="T96">1, o arco entre os vértices </text:span><text:span text:style-name="T125">i</text:span><text:span text:style-name="T96"> e </text:span><text:span text:style-name="T125">j</text:span><text:span text:style-name="T96"> foi utilizado </text:span><text:span text:style-name="T94">e 0 caso contrário. </text:span><text:span text:style-name="T99">Essa variável </text:span><text:span text:style-name="T100">é sujeita as seguintes restrições:</text:span></text:p>
      <text:list xml:id="list2811507879" text:style-name="L8">
        <text:list-item>
          <text:p text:style-name="P105"><text:span text:style-name="T95">Para limitar que cada vértice seja utilizado exatamente uma vez, a soma das arestas que saem e entrem dele deve ser igual a 2. Definimos essa restrição por </text:span><draw:frame draw:style-name="fr1" draw:name="Object1" text:anchor-type="as-char" svg:width="3.009cm" svg:height="0.86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.<text:span text:style-name="T95"> </text:span></text:p>
        </text:list-item>
        <text:list-item>
          <text:p text:style-name="P79"><text:span text:style-name="T95">A </text:span><text:span text:style-name="T87">aresta que sai e entra no mesmo vértice não deve ser utilizada, já que o caminho é hamiltoniano. Limitamos isso por </text:span><text:span text:style-name="T87"><draw:frame draw:style-name="fr1" draw:name="Object4" text:anchor-type="as-char" svg:width="1.725cm" svg:height="0.86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7">.</text:span></text:p>
        </text:list-item>
      </text:list>
      <text:p text:style-name="P13"><text:span text:style-name="T102"><text:tab/>Para verificar o tempo de cada vértice, criamos uma variável </text:span><text:span text:style-name="T127">v</text:span><text:span text:style-name="T76">i</text:span><text:span text:style-name="T102">, indexada em </text:span><text:span text:style-name="T127">i</text:span><text:span text:style-name="T102"> pelos índices dos vértices. Ou seja, o valor em </text:span><text:span text:style-name="T126">v</text:span><text:span text:style-name="T75">i</text:span><text:span text:style-name="T79"> guarda o momento em que o vértice </text:span><text:span text:style-name="T114">i</text:span><text:span text:style-name="T79"> foi acessado.</text:span><text:span text:style-name="T102"> Para fazer com que o </text:span><text:span text:style-name="T101">valor</text:span><text:span text:style-name="T102"> </text:span><text:span text:style-name="T101">em </text:span><text:span text:style-name="T126">v</text:span><text:span text:style-name="T101"> </text:span><text:span text:style-name="T102">de um vértice que é visitado mais tarde </text:span><text:span text:style-name="T101">seja maior que os que são visitados antes, restringimos </text:span><text:span text:style-name="T126">v</text:span><text:span text:style-name="T101"> com essa fórmula:</text:span><draw:frame draw:style-name="fr1" draw:name="Object6" text:anchor-type="as-char" svg:width="4.083cm" svg:height="0.54cm" draw:z-index="5"><draw:object xlink:href="./Object 6" xlink:type="simple" xlink:show="embed" xlink:actuate="onLoad"/><draw:image xlink:href="./ObjectReplacements/Object 6" xlink:type="simple" xlink:show="embed" xlink:actuate="onLoad"/></draw:frame>, <text:span text:style-name="T153">onde </text:span><text:span text:style-name="T10">t</text:span><text:span text:style-name="T75">ij</text:span><text:span text:style-name="T126"> </text:span><text:span text:style-name="T101">é o valor do arco entre </text:span><text:span text:style-name="T126">i</text:span><text:span text:style-name="T101"> e </text:span><text:span text:style-name="T126">j</text:span><text:span text:style-name="T101"> e </text:span><text:span text:style-name="T126">M</text:span><text:span text:style-name="T101"> é um valor suficientemente grande. No nosso caso, definimos </text:span><text:span text:style-name="T126">M </text:span><text:span text:style-name="T109">como</text:span><text:span text:style-name="T101"> a soma </text:span><text:span text:style-name="T103">de todos os arcos.</text:span></text:p>
      <text:p text:style-name="P13"><text:span text:style-name="T103"><text:tab/></text:span><text:span text:style-name="T104">A última restrição a ser aplicada era de que fosse um caminho hamiltoniano. Para isso, definimos que todo componente deve ser conexo, ou seja, que em todo corte deve existir no mínimo duas arestas. </text:span><text:span text:style-name="T105">Podemos definir isso garantindo que para cada subconjunto </text:span><text:span text:style-name="T128">S </text:span><text:span text:style-name="T105">não vazio de vértices, </text:span><text:span text:style-name="T106">devem existir pelo menos |</text:span><text:span text:style-name="T128">S</text:span><text:span text:style-name="T106">| - 1 arestas. Escrevemos isso da forma </text:span><text:span text:style-name="T106"><draw:frame draw:style-name="fr1" draw:name="Object8" text:anchor-type="as-char" svg:width="5.801cm" svg:height="0.861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06">.</text:span></text:p>
      <text:p text:style-name="P85"><text:span text:style-name="T106"><text:tab/></text:span><text:span text:style-name="T110">Por fim, queremos minimizar </text:span><text:span text:style-name="T116">p</text:span><text:span text:style-name="T81">(</text:span><text:span text:style-name="T116">C</text:span><text:span text:style-name="T81">), </text:span><text:span text:style-name="T86">tal que </text:span><text:span text:style-name="T116">p</text:span><text:span text:style-name="T81">(</text:span><text:span text:style-name="T116">C</text:span><text:span text:style-name="T81">) =</text:span><text:span text:style-name="T110"><draw:frame draw:style-name="fr1" draw:name="Object15" text:anchor-type="as-char" svg:width="2.743cm" svg:height="0.86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0">.</text:span></text:p>
      <text:p text:style-name="P22"/>
      <text:h text:style-name="P103" text:outline-level="2">Implementação</text:h>
      <text:p text:style-name="P40">A implementação foi baseada nos conceitos teóricos definidos em [<text:span text:style-name="T166">4</text:span>] e nos conceitos técnicos disponíveis em [<text:span text:style-name="T166">5</text:span>] <text:span text:style-name="T166">e [6]</text:span>, <text:span text:style-name="T160">incluindo código-fonte</text:span>. <text:span text:style-name="T159">Essas referências são dos próprios autores da biblioteca de solução de PLI usada nessa implementação, o Gurobi, conferindo credibilidade à fonte.</text:span></text:p>
      <text:p text:style-name="P81">O código primeiramente utiliza-se da heurística construtiva para <text:span text:style-name="T160">criar uma solução inicial e realizar um plano de corte, diminuindo o número de soluções viáveis. O código implementa as restrições definidas acima, com exceção da última restrição. Como esta exige um número exponencial de restrições, o PLI se resolveria muito lentamente e ocuparia muita memória. Em vez disto, a cada solução, nós verificamos se nela existe algum </text:span><text:span text:style-name="T17">sub</text:span><text:span text:style-name="T18">tour</text:span><text:span text:style-name="T56"> desconexo</text:span><text:span text:style-name="T30">, através de um </text:span><text:span text:style-name="T13">callback</text:span><text:span text:style-name="T30"> do Gurobi. </text:span><text:span text:style-name="T57">Se houve, o Gurobi faz restrições para que este caminho seja inválido. Se não houver, a solução é válida. Como ele retorna os resultados mais minimizado possível, a primeira solução válida será a solução válida de menor custo. </text:span><text:span text:style-name="T30">A implementação da classe que executa essa função foi obtida em [</text:span><text:span text:style-name="T46">6</text:span><text:span text:style-name="T30">].</text:span></text:p>
      <text:p text:style-name="P86"><text:span text:style-name="T110"><text:tab/>Na prática, </text:span><text:span text:style-name="T111">a função de minimização foi implementada de forma que </text:span><text:span text:style-name="T110">utilizamos um vetor </text:span><text:span text:style-name="T130">time</text:span><text:span text:style-name="T110">[</text:span><text:span text:style-name="T130">i</text:span><text:span text:style-name="T110">] com </text:span><text:span text:style-name="T112">os valores das prioridades de cada vértice</text:span><text:span text:style-name="T111"> </text:span><text:span text:style-name="T112">de acordo com a sua ordem e multiplicando pelo valor da soma dos pesos dos vértices até o momento. </text:span></text:p>
      <text:h text:style-name="P103" text:outline-level="2">Resultados</text:h>
      <text:p text:style-name="P106">Como de esperado, o tempo de resolução do PLI cresce muito rápido em relação ao tamanho da entrada. Podemos observar isso na tabela 6, onde teste com 10 vértices roda em menos de 1 segundos, já o com 11 leva aproximadamente 40 <text:span text:style-name="T174">segundos </text:span>roda<text:span text:style-name="T174">r. </text:span>Todas <text:soft-page-break/>as entradas pequenas conseguiram obter 100% de precisão (como era esperado, já que se trata de um método exato) em menos de 60 segundos (com exceção da entrada 13_2, que levou 80 segundos). Para as entradas grandes, foi fornecido 600 segundos de tempo limite.</text:p>
      <text:p text:style-name="P91">Tabela <text:span text:style-name="T165">6</text:span>. <text:span text:style-name="T165">Resultados do PLI</text:span></text:p>
      <text:h text:style-name="P102" text:outline-level="1"><draw:frame draw:style-name="fr7" draw:name="Object14" text:anchor-type="paragraph" svg:width="7.463cm" svg:height="8.58cm" draw:z-index="12"><draw:object xlink:href="./Object 14" xlink:type="simple" xlink:show="embed" xlink:actuate="onLoad"/><draw:image xlink:href="./ObjectReplacements/Object 14" xlink:type="simple" xlink:show="embed" xlink:actuate="onLoad"/></draw:frame>Conclusão</text:h>
      <text:p text:style-name="P108">Embora a heurística construtiva não venha a retornar resultados úteis na prática <text:span text:style-name="T175">para os casos pequenos</text:span>, ela foi muito útil para melhorar o desempenho dos outros métodos. <text:span text:style-name="T176">Nas entradas grandes (com exceção das com 50 vértices) foi um limite superior justo para o </text:span><text:span text:style-name="T5">Simulated Annealing</text:span><text:span text:style-name="T63"> e retornou resultados melhores que o </text:span><text:span text:style-name="T39">BRKGA.</text:span></text:p>
      <text:p text:style-name="SBC_3a_paragraph"><text:span text:style-name="T163">Com os dois métodos de solução rápida, a meta-heurística e o BRKGA, os resultados para os casos pequenos foram próximos. Enquanto o </text:span><text:span text:style-name="T5">Simulated Annealing</text:span><text:span text:style-name="T14"> </text:span><text:span text:style-name="T39">retornou uma média de </text:span><text:span text:style-name="T34">94,17% </text:span><text:span text:style-name="T39">com 0 segundos </text:span><text:span text:style-name="T41">para os casos pequenos</text:span><text:span text:style-name="T39">, o BRKGA </text:span><text:span text:style-name="T40">retornou resultados </text:span><text:span text:style-name="T41">com uma média de </text:span><text:span text:style-name="T42">99,23% </text:span><text:span text:style-name="T41">com tempos entre 0 e 1 para os mesmos casos. Contudo, nos casos grandes, os resultados do </text:span><text:span text:style-name="T5">Simulated Annealing</text:span><text:span text:style-name="T22"> </text:span><text:span text:style-name="T41">foram em média 50% menores que os do </text:span><text:span text:style-name="T39">BRKGA</text:span><text:span text:style-name="T41"> e 7 vezes mais rápido na média. Portanto, no caso geral, o </text:span><text:span text:style-name="T5">Simulated Annealing </text:span><text:span text:style-name="T41">deve ser mais adequado </text:span><text:span text:style-name="T65">na prática</text:span><text:span text:style-name="T41">.</text:span></text:p>
      <text:p text:style-name="P82"><text:span text:style-name="T41">A </text:span><text:span text:style-name="T21">solução exata mostrou resultados muito bons em termo de qualidade de solução, atingindo 100% em todos os casos pequenos e os menores valores para os casos grandes. Contudo, a solução exata apresenta pouca aplicação prática </text:span><text:span text:style-name="T59">(salvo casos extremos em que é necessário se assegurar, com certeza, da otimalidade da solução)</text:span><text:span text:style-name="T21">, já que o </text:span><text:span text:style-name="T5">Simulated Annealing</text:span><text:span text:style-name="T21"> consegu</text:span><text:span text:style-name="T65">iu </text:span><text:span text:style-name="T21">atingir resultados próximos à 95% em menos de 1 segundo </text:span><text:span text:style-name="T58">e o PLI levou entre uma e duas ordens a mais de tempo para chegar no resultado.</text:span></text:p>
      <text:p text:style-name="P82"><draw:frame draw:style-name="fr2" draw:name="Object17" text:anchor-type="paragraph" svg:width="12.591cm" svg:height="7.1cm" draw:z-index="15"><draw:object xlink:href="./Object 17" xlink:type="simple" xlink:show="embed" xlink:actuate="onLoad"/><draw:image xlink:href="./ObjectReplacements/Object 17" xlink:type="simple" xlink:show="embed" xlink:actuate="onLoad"/></draw:frame><text:span text:style-name="T58"/></text:p>
      <text:p text:style-name="P92"><text:soft-page-break/><text:span text:style-name="T61">Figura 4</text:span><text:span text:style-name="T58">. </text:span><text:span text:style-name="T60">Resultados </text:span><text:span text:style-name="T61">dos melhores custos encontrados </text:span><text:span text:style-name="T66">n</text:span><text:span text:style-name="T61">as entradas pequenas</text:span></text:p>
      <text:p text:style-name="P98"/>
      <text:p text:style-name="P89"><draw:frame draw:style-name="fr2" draw:name="Object20" text:anchor-type="paragraph" svg:width="11.583cm" svg:height="6.532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96"><text:span text:style-name="T61">Figura </text:span><text:span text:style-name="T63">5</text:span><text:span text:style-name="T58">. </text:span><text:span text:style-name="T60">Resultados </text:span><text:span text:style-name="T61">dos melhores custos encontrados </text:span><text:span text:style-name="T66">n</text:span><text:span text:style-name="T61">as entradas grandes</text:span></text:p>
      <text:p text:style-name="P88"><text:span text:style-name="T61"/></text:p>
      <text:p text:style-name="P97"><draw:frame draw:style-name="fr5" draw:name="Object18" text:anchor-type="paragraph" svg:width="11.238cm" svg:height="6.338cm" draw:z-index="18"><draw:object xlink:href="./Object 18" xlink:type="simple" xlink:show="embed" xlink:actuate="onLoad"/><draw:image xlink:href="./ObjectReplacements/Object 18" xlink:type="simple" xlink:show="embed" xlink:actuate="onLoad"/></draw:frame><text:span text:style-name="T61">Figura </text:span><text:span text:style-name="T63">6</text:span><text:span text:style-name="T58">. </text:span><text:span text:style-name="T64">Tempo de execução</text:span><text:span text:style-name="T61"> das entradas pequenas </text:span><text:span text:style-name="T64">(tempo </text:span><text:span text:style-name="T66">máximo</text:span><text:span text:style-name="T64"> = 60 s)</text:span></text:p>
      <text:p text:style-name="P93"><text:soft-page-break/><text:span text:style-name="T61"/></text:p>
      <text:p text:style-name="P87"><draw:frame draw:style-name="fr5" draw:name="Object16" text:anchor-type="paragraph" svg:width="12.162cm" svg:height="6.856cm" draw:z-index="17"><draw:object xlink:href="./Object 16" xlink:type="simple" xlink:show="embed" xlink:actuate="onLoad"/><draw:image xlink:href="./ObjectReplacements/Object 16" xlink:type="simple" xlink:show="embed" xlink:actuate="onLoad"/></draw:frame><text:span text:style-name="T61"/></text:p>
      <text:p text:style-name="P94"><text:span text:style-name="T61">Figura </text:span><text:span text:style-name="T63">7. </text:span><text:span text:style-name="T64">Tempo de execução</text:span><text:span text:style-name="T61"> das entradas pequenas </text:span><text:span text:style-name="T64">(tempo </text:span><text:span text:style-name="T66">máximo</text:span><text:span text:style-name="T64"> = 600 s)</text:span></text:p>
      <text:p text:style-name="P98">Refer<text:span text:style-name="T164">ências</text:span></text:p>
      <text:p text:style-name="P30">[<text:span text:style-name="T160">1</text:span>] <text:span text:style-name="T166">TSCript: A script to run TSP-P tests and gather data: </text:span><text:a xlink:type="simple" xlink:href="https://github.com/andrealmeid/tscript" text:style-name="Internet_20_link" text:visited-style-name="Visited_20_Internet_20_Link">https://github.com/andrealmeid/tscript</text:a></text:p>
      <text:p text:style-name="P44"><text:span text:style-name="T27">[</text:span><text:span text:style-name="T29">2</text:span><text:span text:style-name="T27">] </text:span>Heurísticas e Metaheurísticas 2: <text:a xlink:type="simple" xlink:href="http://www.ic.unicamp.br/~fkm/lectures/heuristicas.pdf" text:style-name="Internet_20_link" text:visited-style-name="Visited_20_Internet_20_Link"><text:span text:style-name="T27">http://www.ic.unicamp.br/~fkm/lectures/heuristicas.pdf</text:span></text:a></text:p>
      <text:p text:style-name="P44"><text:span text:style-name="T48">[3] </text:span>BRKGA for the travelling salesman problem: a simple algorithm to the symmetric TSP: <text:a xlink:type="simple" xlink:href="https://github.com/rfrancotoso/brkgaAPI/tree/master/examples/brkga-tsp" text:style-name="Internet_20_link" text:visited-style-name="Visited_20_Internet_20_Link"><text:span text:style-name="T49">https://github.com/rfrancotoso/brkgaAPI/tree/master/examples/brkga-tsp</text:span></text:a></text:p>
      <text:p text:style-name="P43"><text:span text:style-name="T158">[4] </text:span>The Traveling Salesman Problem with integer programming and Gurobi: <text:a xlink:type="simple" xlink:href="http://examples.gurobi.com/traveling-salesman-problem/" text:style-name="Internet_20_link" text:visited-style-name="Visited_20_Internet_20_Link">http://examples.gurobi.com/traveling-salesman-problem/</text:a></text:p>
      <text:p text:style-name="P43"><text:span text:style-name="T166">[5]</text:span><text:span text:style-name="T167">Some Connectivity Problems solved via Integer Linear Programming: Traveling Salesman Problem, Steiner Tree and Hamiltonian Path. Using LEMON/COIN-OR and the integer programming solver GUROBI: </text:span><text:a xlink:type="simple" xlink:href="http://www.ic.unicamp.br/~fkm/codes/connectivity.tgz" text:style-name="Internet_20_link" text:visited-style-name="Visited_20_Internet_20_Link">http://www.ic.unicamp.br/~fkm/codes/connectivity.tgz</text:a></text:p>
      <text:p text:style-name="P44"><text:span text:style-name="T47">[6] Gurobi Examples – </text:span>tsp_c++.cpp: <text:a xlink:type="simple" xlink:href="http://www.gurobi.com/documentation/7.5/examples/tsp_cpp_cpp.html" text:style-name="Internet_20_link" text:visited-style-name="Visited_20_Internet_20_Link"><text:span text:style-name="T27">http://www.gurobi.com/documentation/7.5/examples/tsp_cpp_cpp.html</text:span></text:a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meta:creation-date>2010-08-03T10:11:27.48</meta:creation-date>
    <dc:language>pt-BR</dc:language>
    <meta:editing-cycles>95</meta:editing-cycles>
    <meta:editing-duration>PT8H27M27S</meta:editing-duration>
    <dc:date>2018-06-29T08:49:21.072140178</dc:date>
    <meta:document-statistic meta:table-count="0" meta:image-count="0" meta:object-count="19" meta:page-count="12" meta:paragraph-count="136" meta:word-count="2989" meta:character-count="18406" meta:non-whitespace-character-count="153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under>
        <mo stretchy="false">∑</mo>
        <mrow>
          <mi>j</mi>
          <mo stretchy="false">∈</mo>
          <mi>V</mi>
        </mrow>
      </munder>
      <mrow>
        <mrow>
          <msub>
            <mi>x</mi>
            <mi mathvariant="italic">ij</mi>
          </msub>
          <mo stretchy="false">=</mo>
          <mn>2</mn>
        </mrow>
        <mo stretchy="false">∀</mo>
        <mrow>
          <mi>i</mi>
          <mo stretchy="false">∈</mo>
          <mi>V</mi>
        </mrow>
      </mrow>
    </mrow>
    <annotation encoding="StarMath 5.0">sum from{j in V} { x_ij = 2 forall i in V }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8mm"/>
    </style:style>
    <style:style style:name="co3" style:family="table-column">
      <style:table-column-properties fo:break-before="auto" style:column-width="25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61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rkga" table:style-name="ta1">
        <table:table-column table:style-name="co1" table:default-cell-style-name="Default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1" table:default-cell-style-name="ce12"/>
        <table:table-column table:style-name="co1" table:default-cell-style-name="ce15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1" office:value-type="string" calcext:value-type="string">
            <text:p>Teste</text:p>
          </table:table-cell>
          <table:table-cell table:style-name="ce11" office:value-type="string" calcext:value-type="string">
            <text:p>Tempo (s)</text:p>
          </table:table-cell>
          <table:table-cell table:style-name="ce11" office:value-type="string" calcext:value-type="string">
            <text:p>Resposta</text:p>
          </table:table-cell>
          <table:table-cell table:style-name="ce11" office:value-type="string" calcext:value-type="string">
            <text:p>Ótimo</text:p>
          </table:table-cell>
          <table:table-cell table:style-name="ce11" office:value-type="string" calcext:value-type="string">
            <text:p>Precisão</text:p>
          </table:table-cell>
        </table:table-row>
        <table:table-row table:style-name="ro1">
          <table:table-cell/>
          <table:table-cell office:value-type="string" calcext:value-type="string">
            <text:p>teste10_1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0_2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1_1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1_2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2_1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2_2.txt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99366" calcext:value-type="percentage">
            <text:p>99,37%</text:p>
          </table:table-cell>
        </table:table-row>
        <table:table-row table:style-name="ro1">
          <table:table-cell/>
          <table:table-cell office:value-type="string" calcext:value-type="string">
            <text:p>teste13_1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3_2.txt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office:value-type="float" office:value="9081" calcext:value-type="float">
            <text:p>9081</text:p>
          </table:table-cell>
          <table:table-cell office:value-type="percentage" office:value="0.93148" calcext:value-type="percentage">
            <text:p>93,15%</text:p>
          </table:table-cell>
        </table:table-row>
        <table:table-row table:style-name="ro1">
          <table:table-cell/>
          <table:table-cell office:value-type="string" calcext:value-type="string">
            <text:p>teste14_1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4_2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5_1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57" calcext:value-type="float">
            <text:p>995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5_2.txt</text:p>
          </table:table-cell>
          <table:table-cell office:value-type="float" office:value="1" calcext:value-type="float">
            <text:p>1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  <table:table-cell office:value-type="percentage" office:value="0.98276" calcext:value-type="percentage">
            <text:p>98,28%</text:p>
          </table:table-cell>
        </table:table-row>
        <table:table-row table:style-name="ro1">
          <table:table-cell/>
          <table:table-cell office:value-type="string" calcext:value-type="string">
            <text:p>teste50_1.txt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366970" calcext:value-type="float">
            <text:p>1,37E+06</text:p>
          </table:table-cell>
          <table:table-cell table:number-columns-repeated="2" table:style-name="ce14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50_2.txt</text:p>
          </table:table-cell>
          <table:table-cell office:value-type="float" office:value="9" calcext:value-type="float">
            <text:p>9</text:p>
          </table:table-cell>
          <table:table-cell office:value-type="float" office:value="885625" calcext:value-type="float">
            <text:p>885625</text:p>
          </table:table-cell>
          <table:table-cell table:number-columns-repeated="2" table:style-name="ce14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100_1.txt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table:style-name="ce14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100_2.txt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table:style-name="ce14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100_3.txt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table:style-name="ce14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100_4.txt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table:style-name="ce14" office:value-type="string" calcext:value-type="string">
            <text:p><text:s/>-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07:24:58.801899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rkga" table:style-name="ta1">
        <table:table-column table:style-name="co1" table:number-columns-repeated="15" table:default-cell-style-name="Default"/>
        <table:table-column table:style-name="co2" table:default-cell-style-name="ce10"/>
        <table:table-column table:style-name="co1" table:number-columns-repeated="2" table:default-cell-style-name="ce10"/>
        <table:table-row table:style-name="ro1">
          <table:table-cell table:number-columns-repeated="15"/>
          <table:table-cell table:style-name="Default" table:number-columns-repeated="3"/>
        </table:table-row>
        <table:table-row table:style-name="ro1">
          <table:table-cell table:number-columns-repeated="15"/>
          <table:table-cell table:style-name="ce9" office:value-type="string" calcext:value-type="string">
            <text:p>Parâmetros</text:p>
          </table:table-cell>
          <table:table-cell table:style-name="ce12" office:value-type="string" calcext:value-type="string">
            <text:p>Original</text:p>
          </table:table-cell>
          <table:table-cell table:style-name="ce12" office:value-type="string" calcext:value-type="string">
            <text:p>No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manho da população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table:number-columns-repeated="15"/>
          <table:table-cell table:style-name="ce11" office:value-type="string" calcext:value-type="string">
            <text:p>Fração da população a ser elite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2" calcext:value-type="float">
            <text:p>0,2</text:p>
          </table:table-cell>
        </table:table-row>
        <table:table-row table:style-name="ro1">
          <table:table-cell table:number-columns-repeated="15"/>
          <table:table-cell table:style-name="ce11" office:value-type="string" calcext:value-type="string">
            <text:p>Fração da população a ser substituída por mutantes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2" calcext:value-type="float">
            <text:p>0,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robabilidade dos filhos herdarem alelos da elite</text:p>
          </table:table-cell>
          <table:table-cell table:number-columns-repeated="2" office:value-type="float" office:value="0.7" calcext:value-type="float">
            <text:p>0,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úmero de populações independent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erações até a troca dos melhores indivíduos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Quantos indivíduos serão trocado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1" office:value-type="string" calcext:value-type="string">
            <text:p>Número máximo de gerações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00" calcext:value-type="float">
            <text:p>3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úmero de gerações até reiniciar</text:p>
          </table:table-cell>
          <table:table-cell table:number-columns-repeated="2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00:37:23.425010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63cm" svg:height="7.178cm" xlink:href="." xlink:type="simple" chart:class="chart:scatter" chart:style-name="ch1">
        <chart:legend chart:legend-position="end" svg:x="9.415cm" svg:y="3.041cm" style:legend-expansion="high" chart:style-name="ch2"/>
        <chart:plot-area chart:style-name="ch3" chart:data-source-has-labels="both" svg:x="1.266cm" svg:y="0.143cm" svg:width="7.894cm" svg:height="5.911cm">
          <chartooo:coordinate-region svg:x="1.702cm" svg:y="0.342cm" svg:width="6.993cm" svg:height="5.065cm"/>
          <chart:axis chart:dimension="x" chart:name="primary-x" chart:style-name="ch4" chartooo:axis-type="auto">
            <chart:title svg:x="3.648cm" svg:y="6.197cm" chart:style-name="ch5">
              <text:p>Tamanho da entrada</text:p>
            </chart:title>
            <chart:categories table:cell-range-address="local-table.$B$1:.$N$1"/>
            <chart:grid chart:style-name="ch6" chart:class="major"/>
          </chart:axis>
          <chart:axis chart:dimension="y" chart:name="primary-y" chart:style-name="ch7">
            <chart:title svg:x="0.451cm" svg:y="3.883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B$3:.$N$3" chart:label-cell-address="local-table.$A$3" chart:class="chart:scatter">
            <chart:domain table:cell-range-address="local-table.$B$2:.$N$2"/>
            <chart:data-point chart:repeated="13"/>
          </chart:series>
          <chart:series chart:style-name="ch10" chart:values-cell-range-address="local-table.$B$4:.$N$4" chart:label-cell-address="local-table.$A$4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zinho Aleatóri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-OPT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85cm" svg:height="7.476cm" xlink:href="." xlink:type="simple" chart:class="chart:line" chart:style-name="ch1">
        <chart:legend chart:legend-position="end" svg:x="9.217cm" svg:y="2.941cm" style:legend-expansion="high" chart:style-name="ch2"/>
        <chart:plot-area chart:style-name="ch3" chart:data-source-has-labels="both" svg:x="1.278cm" svg:y="0.149cm" svg:width="7.672cm" svg:height="6.197cm">
          <chartooo:coordinate-region svg:x="2.693cm" svg:y="0.149cm" svg:width="5.931cm" svg:height="4.045cm"/>
          <chart:axis chart:dimension="x" chart:name="primary-x" chart:style-name="ch4" chartooo:axis-type="auto">
            <chartooo:date-scale/>
            <chart:title svg:x="4.065cm" svg:y="6.495cm" chart:style-name="ch5">
              <text:p>Caso de teste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5.064cm" chart:style-name="ch7">
              <text:p>Precisão da solução (%)</text:p>
            </chart:title>
            <chart:grid chart:style-name="ch8" chart:class="major"/>
          </chart:axis>
          <chart:series chart:style-name="ch9" chart:values-cell-range-address="local-table.$B$2:.$B$13" chart:label-cell-address="local-table.$B$1" chart:class="chart:line">
            <chart:data-point chart:repeated="12"/>
          </chart:series>
          <chart:series chart:style-name="ch10" chart:values-cell-range-address="local-table.$C$2:.$C$13" chart:label-cell-address="local-table.$C$1" chart:class="chart:line">
            <chart:data-point chart:repeated="12"/>
          </chart:series>
          <chart:series chart:style-name="ch11" chart:values-cell-range-address="local-table.$D$2:.$D$13" chart:label-cell-address="local-table.$D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ística Construtiva</text:p>
              </table:table-cell>
              <table:table-cell office:value-type="string">
                <text:p>Vizinho Aleatório</text:p>
              </table:table-cell>
              <table:table-cell office:value-type="string">
                <text:p>2-OPT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</table:table-cell>
              <table:table-cell office:value-type="float" office:value="0.61146">
                <text:p>0.61146</text:p>
              </table:table-cell>
              <table:table-cell office:value-type="float" office:value="1">
                <text:p>1</text:p>
              </table:table-cell>
              <table:table-cell office:value-type="float" office:value="0.63936">
                <text:p>0.63936</text:p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  <table:table-cell office:value-type="float" office:value="1">
                <text:p>1</text:p>
              </table:table-cell>
              <table:table-cell office:value-type="float" office:value="0.99851">
                <text:p>0.9985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  <table:table-cell office:value-type="float" office:value="1">
                <text:p>1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  <table:table-cell office:value-type="float" office:value="0.99784">
                <text:p>0.99784</text:p>
              </table:table-cell>
              <table:table-cell office:value-type="float" office:value="0.54962">
                <text:p>0.54962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  <table:table-cell office:value-type="float" office:value="1">
                <text:p>1</text:p>
              </table:table-cell>
              <table:table-cell office:value-type="float" office:value="0.46932">
                <text:p>0.46932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  <table:table-cell office:value-type="float" office:value="0.91624">
                <text:p>0.91624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  <table:table-cell office:value-type="float" office:value="0.80751">
                <text:p>0.80751</text:p>
              </table:table-cell>
              <table:table-cell office:value-type="float" office:value="0.6012">
                <text:p>0.6012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  <table:table-cell office:value-type="float" office:value="0.88612">
                <text:p>0.88612</text:p>
              </table:table-cell>
              <table:table-cell office:value-type="float" office:value="0.85605">
                <text:p>0.8560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  <table:table-cell office:value-type="float" office:value="0.95369">
                <text:p>0.95369</text:p>
              </table:table-cell>
              <table:table-cell office:value-type="float" office:value="0.61367">
                <text:p>0.61367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  <table:table-cell office:value-type="float" office:value="0.96678">
                <text:p>0.9667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  <table:table-cell office:value-type="float" office:value="0.92254">
                <text:p>0.92254</text:p>
              </table:table-cell>
              <table:table-cell office:value-type="float" office:value="0.58715">
                <text:p>0.58715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  <table:table-cell office:value-type="float" office:value="0.85023">
                <text:p>0.85023</text:p>
              </table:table-cell>
              <table:table-cell office:value-type="float" office:value="0.44079">
                <text:p>0.4407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urobi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2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Tempo (s)</text:p>
          </table:table-cell>
          <table:table-cell table:style-name="ce5" office:value-type="string" calcext:value-type="string">
            <text:p>Reposta</text:p>
          </table:table-cell>
        </table:table-row>
        <table:table-row table:style-name="ro1">
          <table:table-cell/>
          <table:table-cell table:style-name="ce6" office:value-type="string" calcext:value-type="string">
            <text:p>teste10_1.tx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43" calcext:value-type="float">
            <text:p>2943</text:p>
          </table:table-cell>
        </table:table-row>
        <table:table-row table:style-name="ro1">
          <table:table-cell/>
          <table:table-cell table:style-name="ce6" office:value-type="string" calcext:value-type="string">
            <text:p>teste10_2.tx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36" calcext:value-type="float">
            <text:p>4036</text:p>
          </table:table-cell>
        </table:table-row>
        <table:table-row table:style-name="ro1">
          <table:table-cell/>
          <table:table-cell table:style-name="ce6" office:value-type="string" calcext:value-type="string">
            <text:p>teste11_1.txt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47" calcext:value-type="float">
            <text:p>3647</text:p>
          </table:table-cell>
        </table:table-row>
        <table:table-row table:style-name="ro1">
          <table:table-cell/>
          <table:table-cell table:style-name="ce6" office:value-type="string" calcext:value-type="string">
            <text:p>teste11_2.txt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170" calcext:value-type="float">
            <text:p>4170</text:p>
          </table:table-cell>
        </table:table-row>
        <table:table-row table:style-name="ro1">
          <table:table-cell/>
          <table:table-cell table:style-name="ce6" office:value-type="string" calcext:value-type="string">
            <text:p>teste12_1.tx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91" calcext:value-type="float">
            <text:p>3091</text:p>
          </table:table-cell>
        </table:table-row>
        <table:table-row table:style-name="ro1">
          <table:table-cell/>
          <table:table-cell table:style-name="ce6" office:value-type="string" calcext:value-type="string">
            <text:p>teste12_2.txt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610" calcext:value-type="float">
            <text:p>3610</text:p>
          </table:table-cell>
        </table:table-row>
        <table:table-row table:style-name="ro1">
          <table:table-cell/>
          <table:table-cell table:style-name="ce6" office:value-type="string" calcext:value-type="string">
            <text:p>teste13_1.txt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584" calcext:value-type="float">
            <text:p>5584</text:p>
          </table:table-cell>
        </table:table-row>
        <table:table-row table:style-name="ro1">
          <table:table-cell/>
          <table:table-cell table:style-name="ce6" office:value-type="string" calcext:value-type="string">
            <text:p>teste13_2.txt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081" calcext:value-type="float">
            <text:p>9081</text:p>
          </table:table-cell>
        </table:table-row>
        <table:table-row table:style-name="ro1">
          <table:table-cell/>
          <table:table-cell table:style-name="ce6" office:value-type="string" calcext:value-type="string">
            <text:p>teste14_1.txt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369" calcext:value-type="float">
            <text:p>11369</text:p>
          </table:table-cell>
        </table:table-row>
        <table:table-row table:style-name="ro1">
          <table:table-cell/>
          <table:table-cell table:style-name="ce6" office:value-type="string" calcext:value-type="string">
            <text:p>teste14_2.tx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085" calcext:value-type="float">
            <text:p>3085</text:p>
          </table:table-cell>
        </table:table-row>
        <table:table-row table:style-name="ro1">
          <table:table-cell/>
          <table:table-cell table:style-name="ce6" office:value-type="string" calcext:value-type="string">
            <text:p>teste15_1.txt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957" calcext:value-type="float">
            <text:p>9957</text:p>
          </table:table-cell>
        </table:table-row>
        <table:table-row table:style-name="ro1">
          <table:table-cell/>
          <table:table-cell table:style-name="ce6" office:value-type="string" calcext:value-type="string">
            <text:p>teste15_2.txt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953" calcext:value-type="float">
            <text:p>8953</text:p>
          </table:table-cell>
        </table:table-row>
        <table:table-row table:style-name="ro1">
          <table:table-cell/>
          <table:table-cell table:style-name="ce6" office:value-type="string" calcext:value-type="string">
            <text:p>teste50_1.txt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436582" calcext:value-type="float">
            <text:p>436582</text:p>
          </table:table-cell>
        </table:table-row>
        <table:table-row table:style-name="ro1">
          <table:table-cell/>
          <table:table-cell table:style-name="ce6" office:value-type="string" calcext:value-type="string">
            <text:p>teste50_2.txt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365290" calcext:value-type="float">
            <text:p>365290</text:p>
          </table:table-cell>
        </table:table-row>
        <table:table-row table:style-name="ro1">
          <table:table-cell/>
          <table:table-cell table:style-name="ce6" office:value-type="string" calcext:value-type="string">
            <text:p>teste100_1.txt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63714" calcext:value-type="float">
            <text:p>63714</text:p>
          </table:table-cell>
        </table:table-row>
        <table:table-row table:style-name="ro1">
          <table:table-cell/>
          <table:table-cell table:style-name="ce6" office:value-type="string" calcext:value-type="string">
            <text:p>teste100_2.txt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53413" calcext:value-type="float">
            <text:p>53413</text:p>
          </table:table-cell>
        </table:table-row>
        <table:table-row table:style-name="ro1">
          <table:table-cell/>
          <table:table-cell table:style-name="ce6" office:value-type="string" calcext:value-type="string">
            <text:p>teste100_3.txt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49971" calcext:value-type="float">
            <text:p>49971</text:p>
          </table:table-cell>
        </table:table-row>
        <table:table-row table:style-name="ro1">
          <table:table-cell/>
          <table:table-cell table:style-name="ce6" office:value-type="string" calcext:value-type="string">
            <text:p>teste100_4.txt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44771" calcext:value-type="float">
            <text:p>44771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07:25:11.370601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math xmlns="http://www.w3.org/1998/Math/MathML" display="block">
  <semantics>
    <mrow>
      <munder>
        <mo stretchy="false">∑</mo>
        <mrow>
          <mi>v</mi>
          <mo stretchy="false">∈</mo>
          <mi>V</mi>
        </mrow>
      </munder>
      <mrow>
        <mrow>
          <msub>
            <mi>p</mi>
            <mi>v</mi>
          </msub>
          <mo stretchy="false">∗</mo>
          <msub>
            <mi>t</mi>
            <mi>c</mi>
          </msub>
        </mrow>
        <mrow>
          <mo fence="true" stretchy="false">(</mo>
          <mrow>
            <mrow>
              <mi>s</mi>
              <mi>,</mi>
              <mi>v</mi>
            </mrow>
          </mrow>
          <mo fence="true" stretchy="false">)</mo>
        </mrow>
      </mrow>
    </mrow>
    <annotation encoding="StarMath 5.0">sum from{ v in V} { p_v  * t_c(s,v)}</annotation>
  </semantics>
</math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61cm" svg:height="6.855cm" xlink:href="." xlink:type="simple" chart:class="chart:line" chart:style-name="ch1">
        <chart:legend chart:legend-position="end" svg:x="8.436cm" svg:y="2.381cm" style:legend-expansion="high" chart:style-name="ch2"/>
        <chart:plot-area chart:style-name="ch3" chart:data-source-has-labels="both" svg:x="1.254cm" svg:y="0.137cm" svg:width="6.939cm" svg:height="5.6cm">
          <chartooo:coordinate-region svg:x="2.26cm" svg:y="0.137cm" svg:width="5.233cm" svg:height="3.317cm"/>
          <chart:axis chart:dimension="x" chart:name="primary-x" chart:style-name="ch4" chartooo:axis-type="auto">
            <chartooo:date-scale/>
            <chart:title svg:x="4.097cm" svg:y="5.874cm" chart:style-name="ch5">
              <text:p>Entrada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3.722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</table:table-cell>
              <table:table-cell office:value-type="string">
                <text:p>Meta-heurística</text:p>
              </table:table-cell>
              <table:table-cell office:value-type="string">
                <text:p>BRKGA</text:p>
              </table:table-cell>
              <table:table-cell office:value-type="string">
                <text:p>PLI</text:p>
              </table:table-cell>
            </table:table-row>
          </table:table-header-rows>
          <table:table-rows>
            <table:table-row>
              <table:table-cell office:value-type="string">
                <text:p>teste50_2.txt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1.txt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2.txt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3.txt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4.txt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598">
                <text:p>5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9cm" svg:height="7.099cm" xlink:href="." xlink:type="simple" chart:class="chart:line" chart:style-name="ch1">
        <chart:legend chart:legend-position="end" svg:x="8.865cm" svg:y="2.503cm" style:legend-expansion="high" chart:style-name="ch2"/>
        <chart:plot-area chart:style-name="ch3" chart:data-source-has-labels="both" svg:x="1.262cm" svg:y="0.141cm" svg:width="7.352cm" svg:height="5.836cm">
          <chartooo:coordinate-region svg:x="2.826cm" svg:y="0.141cm" svg:width="5.788cm" svg:height="3.685cm"/>
          <chart:axis chart:dimension="x" chart:name="primary-x" chart:style-name="ch4" chartooo:axis-type="auto">
            <chartooo:date-scale/>
            <chart:title svg:x="4.312cm" svg:y="6.118cm" chart:style-name="ch5">
              <text:p>Entrada</text:p>
            </chart:title>
            <chart:categories table:cell-range-address="local-table.$A$2:.$A$13"/>
          </chart:axis>
          <chart:axis chart:dimension="y" chart:name="primary-y" chart:style-name="ch4">
            <chart:title svg:x="0.451cm" svg:y="4.929cm" chart:style-name="ch6">
              <text:p>Valor do melhor caminho</text:p>
            </chart:title>
            <chart:grid chart:style-name="ch7" chart:class="major"/>
          </chart:axis>
          <chart:series chart:style-name="ch8" chart:values-cell-range-address="local-table.$B$2:.$B$13" chart:label-cell-address="local-table.$B$1" chart:class="chart:line">
            <chart:data-point chart:repeated="12"/>
          </chart:series>
          <chart:series chart:style-name="ch9" chart:values-cell-range-address="local-table.$C$2:.$C$13" chart:label-cell-address="local-table.$C$1" chart:class="chart:line">
            <chart:data-point chart:repeated="12"/>
          </chart:series>
          <chart:series chart:style-name="ch10" chart:values-cell-range-address="local-table.$D$2:.$D$13" chart:label-cell-address="local-table.$D$1" chart:class="chart:line">
            <chart:data-point chart:repeated="12"/>
          </chart:series>
          <chart:series chart:style-name="ch11" chart:values-cell-range-address="local-table.$E$2:.$E$13" chart:label-cell-address="local-table.$E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</table:table-cell>
              <table:table-cell office:value-type="string">
                <text:p>Meta-heurística</text:p>
              </table:table-cell>
              <table:table-cell office:value-type="string">
                <text:p>BRKGA</text:p>
              </table:table-cell>
              <table:table-cell office:value-type="string">
                <text:p>PLI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</table:table-cell>
              <table:table-cell office:value-type="float" office:value="4813">
                <text:p>4813</text:p>
              </table:table-cell>
              <table:table-cell office:value-type="float" office:value="2943">
                <text:p>2943</text:p>
              </table:table-cell>
              <table:table-cell office:value-type="float" office:value="2943">
                <text:p>2943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5033">
                <text:p>5033</text:p>
              </table:table-cell>
              <table:table-cell office:value-type="float" office:value="4036">
                <text:p>4036</text:p>
              </table:table-cell>
              <table:table-cell office:value-type="float" office:value="4036">
                <text:p>4036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3654">
                <text:p>3654</text:p>
              </table:table-cell>
              <table:table-cell office:value-type="float" office:value="3647">
                <text:p>3647</text:p>
              </table:table-cell>
              <table:table-cell office:value-type="float" office:value="3647">
                <text:p>3647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9003">
                <text:p>9003</text:p>
              </table:table-cell>
              <table:table-cell office:value-type="float" office:value="4179">
                <text:p>4179</text:p>
              </table:table-cell>
              <table:table-cell office:value-type="float" office:value="4170">
                <text:p>417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7036">
                <text:p>7036</text:p>
              </table:table-cell>
              <table:table-cell office:value-type="float" office:value="3091">
                <text:p>3091</text:p>
              </table:table-cell>
              <table:table-cell office:value-type="float" office:value="3091">
                <text:p>309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4819">
                <text:p>4819</text:p>
              </table:table-cell>
              <table:table-cell office:value-type="float" office:value="3940">
                <text:p>3940</text:p>
              </table:table-cell>
              <table:table-cell office:value-type="float" office:value="3633">
                <text:p>3633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10048">
                <text:p>10048</text:p>
              </table:table-cell>
              <table:table-cell office:value-type="float" office:value="6915">
                <text:p>6915</text:p>
              </table:table-cell>
              <table:table-cell office:value-type="float" office:value="5584">
                <text:p>5584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14054">
                <text:p>14054</text:p>
              </table:table-cell>
              <table:table-cell office:value-type="float" office:value="10248">
                <text:p>10248</text:p>
              </table:table-cell>
              <table:table-cell office:value-type="float" office:value="9749">
                <text:p>9749</text:p>
              </table:table-cell>
              <table:table-cell office:value-type="float" office:value="9081">
                <text:p>9081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19387">
                <text:p>19387</text:p>
              </table:table-cell>
              <table:table-cell office:value-type="float" office:value="11921">
                <text:p>11921</text:p>
              </table:table-cell>
              <table:table-cell office:value-type="float" office:value="11369">
                <text:p>11369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20357">
                <text:p>20357</text:p>
              </table:table-cell>
              <table:table-cell office:value-type="float" office:value="3191">
                <text:p>3191</text:p>
              </table:table-cell>
              <table:table-cell office:value-type="float" office:value="3085">
                <text:p>3085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33851">
                <text:p>33851</text:p>
              </table:table-cell>
              <table:table-cell office:value-type="float" office:value="10793">
                <text:p>10793</text:p>
              </table:table-cell>
              <table:table-cell office:value-type="float" office:value="9957">
                <text:p>9957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23108">
                <text:p>23108</text:p>
              </table:table-cell>
              <table:table-cell office:value-type="float" office:value="10530">
                <text:p>10530</text:p>
              </table:table-cell>
              <table:table-cell office:value-type="float" office:value="9110">
                <text:p>9110</text:p>
              </table:table-cell>
              <table:table-cell office:value-type="float" office:value="8953">
                <text:p>895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37cm" svg:height="6.337cm" xlink:href="." xlink:type="simple" chart:class="chart:line" chart:style-name="ch1">
        <chart:legend chart:legend-position="end" svg:x="7.512cm" svg:y="2.122cm" style:legend-expansion="high" chart:style-name="ch2"/>
        <chart:plot-area chart:style-name="ch3" chart:data-source-has-labels="both" svg:x="1.235cm" svg:y="0.126cm" svg:width="6.053cm" svg:height="5.104cm">
          <chartooo:coordinate-region svg:x="2.799cm" svg:y="0.126cm" svg:width="4.489cm" svg:height="2.953cm"/>
          <chart:axis chart:dimension="x" chart:name="primary-x" chart:style-name="ch4" chartooo:axis-type="auto">
            <chartooo:date-scale/>
            <chart:title svg:x="3.635cm" svg:y="5.356cm" chart:style-name="ch5">
              <text:p>Entrada</text:p>
            </chart:title>
            <chart:categories table:cell-range-address="local-table.$A$2:.$A$13"/>
          </chart:axis>
          <chart:axis chart:dimension="y" chart:name="primary-y" chart:style-name="ch4">
            <chart:title svg:x="0.451cm" svg:y="3.46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2:.$B$13" chart:label-cell-address="local-table.$B$1" chart:class="chart:line">
            <chart:data-point chart:repeated="12"/>
          </chart:series>
          <chart:series chart:style-name="ch9" chart:values-cell-range-address="local-table.$C$2:.$C$13" chart:label-cell-address="local-table.$C$1" chart:class="chart:line">
            <chart:data-point chart:repeated="12"/>
          </chart:series>
          <chart:series chart:style-name="ch10" chart:values-cell-range-address="local-table.$D$2:.$D$13" chart:label-cell-address="local-table.$D$1" chart:class="chart:line">
            <chart:data-point chart:repeated="12"/>
          </chart:series>
          <chart:series chart:style-name="ch11" chart:values-cell-range-address="local-table.$E$2:.$E$13" chart:label-cell-address="local-table.$E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</table:table-cell>
              <table:table-cell office:value-type="string">
                <text:p>Meta-heurística</text:p>
              </table:table-cell>
              <table:table-cell office:value-type="string">
                <text:p>BRKGA</text:p>
              </table:table-cell>
              <table:table-cell office:value-type="string">
                <text:p>PLI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under>
        <mo stretchy="false">∑</mo>
        <mrow>
          <mi>v</mi>
          <mo stretchy="false">∈</mo>
          <mi>V</mi>
        </mrow>
      </munder>
      <mrow>
        <mrow>
          <msub>
            <mi>p</mi>
            <mi>v</mi>
          </msub>
          <mo stretchy="false">∗</mo>
          <msub>
            <mi>t</mi>
            <mi>c</mi>
          </msub>
        </mrow>
        <mrow>
          <mo fence="true" stretchy="false">(</mo>
          <mrow>
            <mrow>
              <mi>s</mi>
              <mi>,</mi>
              <mi>v</mi>
            </mrow>
          </mrow>
          <mo fence="true" stretchy="false">)</mo>
        </mrow>
      </mrow>
    </mrow>
    <annotation encoding="StarMath 5.0">sum from{ v in V} { p_v  * t_c(s,v)}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3cm" svg:height="6.531cm" xlink:href="." xlink:type="simple" chart:class="chart:line" chart:style-name="ch1">
        <chart:legend chart:legend-position="end" svg:x="7.858cm" svg:y="2.219cm" style:legend-expansion="high" chart:style-name="ch2"/>
        <chart:plot-area chart:style-name="ch3" chart:data-source-has-labels="both" svg:x="1.242cm" svg:y="0.13cm" svg:width="6.385cm" svg:height="5.29cm">
          <chartooo:coordinate-region svg:x="2.604cm" svg:y="0.13cm" svg:width="4.679cm" svg:height="3.008cm"/>
          <chart:axis chart:dimension="x" chart:name="primary-x" chart:style-name="ch4" chartooo:axis-type="auto">
            <chartooo:date-scale/>
            <chart:title svg:x="3.808cm" svg:y="5.55cm" chart:style-name="ch5">
              <text:p>Entrada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4.645cm" chart:style-name="ch6">
              <text:p>Valor do melhor caminho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</table:table-cell>
              <table:table-cell office:value-type="string">
                <text:p>Meta-heurística</text:p>
              </table:table-cell>
              <table:table-cell office:value-type="string">
                <text:p>BRKGA</text:p>
              </table:table-cell>
              <table:table-cell office:value-type="string">
                <text:p>PLI</text:p>
              </table:table-cell>
            </table:table-row>
          </table:table-header-rows>
          <table:table-rows>
            <table:table-row>
              <table:table-cell office:value-type="string">
                <text:p>teste50_2.txt</text:p>
              </table:table-cell>
              <table:table-cell office:value-type="float" office:value="NaN">
                <text:p>NaN</text:p>
              </table:table-cell>
              <table:table-cell office:value-type="float" office:value="919546">
                <text:p>919546</text:p>
              </table:table-cell>
              <table:table-cell office:value-type="float" office:value="885625">
                <text:p>885625</text:p>
              </table:table-cell>
              <table:table-cell office:value-type="float" office:value="365290">
                <text:p>365290</text:p>
              </table:table-cell>
            </table:table-row>
            <table:table-row>
              <table:table-cell office:value-type="string">
                <text:p>teste100_1.txt</text:p>
              </table:table-cell>
              <table:table-cell office:value-type="float" office:value="103729">
                <text:p>103729</text:p>
              </table:table-cell>
              <table:table-cell office:value-type="float" office:value="103729">
                <text:p>103729</text:p>
              </table:table-cell>
              <table:table-cell office:value-type="float" office:value="252451">
                <text:p>252451</text:p>
              </table:table-cell>
              <table:table-cell office:value-type="float" office:value="63714">
                <text:p>63714</text:p>
              </table:table-cell>
            </table:table-row>
            <table:table-row>
              <table:table-cell office:value-type="string">
                <text:p>teste100_2.txt</text:p>
              </table:table-cell>
              <table:table-cell office:value-type="float" office:value="120606">
                <text:p>120606</text:p>
              </table:table-cell>
              <table:table-cell office:value-type="float" office:value="111492">
                <text:p>111492</text:p>
              </table:table-cell>
              <table:table-cell office:value-type="float" office:value="243780">
                <text:p>243780</text:p>
              </table:table-cell>
              <table:table-cell office:value-type="float" office:value="53413">
                <text:p>53413</text:p>
              </table:table-cell>
            </table:table-row>
            <table:table-row>
              <table:table-cell office:value-type="string">
                <text:p>teste100_3.txt</text:p>
              </table:table-cell>
              <table:table-cell office:value-type="float" office:value="116625">
                <text:p>116625</text:p>
              </table:table-cell>
              <table:table-cell office:value-type="float" office:value="110119">
                <text:p>110119</text:p>
              </table:table-cell>
              <table:table-cell office:value-type="float" office:value="244705">
                <text:p>244705</text:p>
              </table:table-cell>
              <table:table-cell office:value-type="float" office:value="49971">
                <text:p>49971</text:p>
              </table:table-cell>
            </table:table-row>
            <table:table-row>
              <table:table-cell office:value-type="string">
                <text:p>teste100_4.txt</text:p>
              </table:table-cell>
              <table:table-cell office:value-type="float" office:value="102579">
                <text:p>102579</text:p>
              </table:table-cell>
              <table:table-cell office:value-type="float" office:value="102579">
                <text:p>102579</text:p>
              </table:table-cell>
              <table:table-cell office:value-type="float" office:value="213990">
                <text:p>213990</text:p>
              </table:table-cell>
              <table:table-cell office:value-type="float" office:value="44771">
                <text:p>4477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6.78mm"/>
    </style:style>
    <style:style style:name="co4" style:family="table-column">
      <style:table-column-properties fo:break-before="auto" style:column-width="2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1" table:default-cell-style-name="ce15"/>
        <table:table-row table:style-name="ro1">
          <table:table-cell/>
          <table:table-cell table:style-name="ce11" office:value-type="string" calcext:value-type="string">
            <text:p>Teste</text:p>
          </table:table-cell>
          <table:table-cell table:style-name="ce11" office:value-type="string" calcext:value-type="string">
            <text:p>Resposta</text:p>
          </table:table-cell>
          <table:table-cell table:style-name="ce11" office:value-type="string" calcext:value-type="string">
            <text:p>Ótimo</text:p>
          </table:table-cell>
          <table:table-cell table:style-name="ce11" office:value-type="string" calcext:value-type="string">
            <text:p>Precisão</text:p>
          </table:table-cell>
        </table:table-row>
        <table:table-row table:style-name="ro1">
          <table:table-cell/>
          <table:table-cell office:value-type="string" calcext:value-type="string">
            <text:p>teste10_1.txt</text:p>
          </table:table-cell>
          <table:table-cell office:value-type="float" office:value="4813" calcext:value-type="float">
            <text:p>4813</text:p>
          </table:table-cell>
          <table:table-cell office:value-type="float" office:value="2943" calcext:value-type="float">
            <text:p>2943</text:p>
          </table:table-cell>
          <table:table-cell office:value-type="percentage" office:value="0.61146" calcext:value-type="percentage">
            <text:p>61,15%</text:p>
          </table:table-cell>
        </table:table-row>
        <table:table-row table:style-name="ro1">
          <table:table-cell/>
          <table:table-cell office:value-type="string" calcext:value-type="string">
            <text:p>teste10_2.txt</text:p>
          </table:table-cell>
          <table:table-cell office:value-type="float" office:value="5033" calcext:value-type="float">
            <text:p>5033</text:p>
          </table:table-cell>
          <table:table-cell office:value-type="float" office:value="4036" calcext:value-type="float">
            <text:p>4036</text:p>
          </table:table-cell>
          <table:table-cell office:value-type="percentage" office:value="0.8019" calcext:value-type="percentage">
            <text:p>80,19%</text:p>
          </table:table-cell>
        </table:table-row>
        <table:table-row table:style-name="ro1">
          <table:table-cell/>
          <table:table-cell office:value-type="string" calcext:value-type="string">
            <text:p>teste11_1.txt</text:p>
          </table:table-cell>
          <table:table-cell office:value-type="float" office:value="3654" calcext:value-type="float">
            <text:p>3654</text:p>
          </table:table-cell>
          <table:table-cell office:value-type="float" office:value="3647" calcext:value-type="float">
            <text:p>3647</text:p>
          </table:table-cell>
          <table:table-cell office:value-type="percentage" office:value="0.99808" calcext:value-type="percentage">
            <text:p>99,81%</text:p>
          </table:table-cell>
        </table:table-row>
        <table:table-row table:style-name="ro1">
          <table:table-cell/>
          <table:table-cell office:value-type="string" calcext:value-type="string">
            <text:p>teste11_2.txt</text:p>
          </table:table-cell>
          <table:table-cell office:value-type="float" office:value="9003" calcext:value-type="float">
            <text:p>9003</text:p>
          </table:table-cell>
          <table:table-cell office:value-type="float" office:value="4170" calcext:value-type="float">
            <text:p>4170</text:p>
          </table:table-cell>
          <table:table-cell office:value-type="percentage" office:value="0.46317" calcext:value-type="percentage">
            <text:p>46,32%</text:p>
          </table:table-cell>
        </table:table-row>
        <table:table-row table:style-name="ro1">
          <table:table-cell/>
          <table:table-cell office:value-type="string" calcext:value-type="string">
            <text:p>teste12_1.txt</text:p>
          </table:table-cell>
          <table:table-cell office:value-type="float" office:value="7036" calcext:value-type="float">
            <text:p>7036</text:p>
          </table:table-cell>
          <table:table-cell office:value-type="float" office:value="3091" calcext:value-type="float">
            <text:p>3091</text:p>
          </table:table-cell>
          <table:table-cell office:value-type="percentage" office:value="0.43931" calcext:value-type="percentage">
            <text:p>43,93%</text:p>
          </table:table-cell>
        </table:table-row>
        <table:table-row table:style-name="ro1">
          <table:table-cell/>
          <table:table-cell office:value-type="string" calcext:value-type="string">
            <text:p>teste12_2.txt</text:p>
          </table:table-cell>
          <table:table-cell office:value-type="float" office:value="4819" calcext:value-type="float">
            <text:p>4819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74911" calcext:value-type="percentage">
            <text:p>74,91%</text:p>
          </table:table-cell>
        </table:table-row>
        <table:table-row table:style-name="ro1">
          <table:table-cell/>
          <table:table-cell office:value-type="string" calcext:value-type="string">
            <text:p>teste13_1.txt</text:p>
          </table:table-cell>
          <table:table-cell office:value-type="float" office:value="10048" calcext:value-type="float">
            <text:p>10048</text:p>
          </table:table-cell>
          <table:table-cell office:value-type="float" office:value="5584" calcext:value-type="float">
            <text:p>5584</text:p>
          </table:table-cell>
          <table:table-cell office:value-type="percentage" office:value="0.55573" calcext:value-type="percentage">
            <text:p>55,57%</text:p>
          </table:table-cell>
        </table:table-row>
        <table:table-row table:style-name="ro1">
          <table:table-cell/>
          <table:table-cell office:value-type="string" calcext:value-type="string">
            <text:p>teste13_2.txt</text:p>
          </table:table-cell>
          <table:table-cell office:value-type="float" office:value="14054" calcext:value-type="float">
            <text:p>14054</text:p>
          </table:table-cell>
          <table:table-cell office:value-type="float" office:value="9081" calcext:value-type="float">
            <text:p>9081</text:p>
          </table:table-cell>
          <table:table-cell office:value-type="percentage" office:value="0.64615" calcext:value-type="percentage">
            <text:p>64,62%</text:p>
          </table:table-cell>
        </table:table-row>
        <table:table-row table:style-name="ro1">
          <table:table-cell/>
          <table:table-cell office:value-type="string" calcext:value-type="string">
            <text:p>teste14_1.txt</text:p>
          </table:table-cell>
          <table:table-cell office:value-type="float" office:value="19387" calcext:value-type="float">
            <text:p>19387</text:p>
          </table:table-cell>
          <table:table-cell office:value-type="float" office:value="11369" calcext:value-type="float">
            <text:p>11369</text:p>
          </table:table-cell>
          <table:table-cell office:value-type="percentage" office:value="0.58642" calcext:value-type="percentage">
            <text:p>58,64%</text:p>
          </table:table-cell>
        </table:table-row>
        <table:table-row table:style-name="ro1">
          <table:table-cell/>
          <table:table-cell office:value-type="string" calcext:value-type="string">
            <text:p>teste14_2.txt</text:p>
          </table:table-cell>
          <table:table-cell office:value-type="float" office:value="20357" calcext:value-type="float">
            <text:p>20357</text:p>
          </table:table-cell>
          <table:table-cell office:value-type="float" office:value="3085" calcext:value-type="float">
            <text:p>3085</text:p>
          </table:table-cell>
          <table:table-cell office:value-type="percentage" office:value="0.15154" calcext:value-type="percentage">
            <text:p>15,15%</text:p>
          </table:table-cell>
        </table:table-row>
        <table:table-row table:style-name="ro1">
          <table:table-cell/>
          <table:table-cell office:value-type="string" calcext:value-type="string">
            <text:p>teste15_1.txt</text:p>
          </table:table-cell>
          <table:table-cell office:value-type="float" office:value="33851" calcext:value-type="float">
            <text:p>33851</text:p>
          </table:table-cell>
          <table:table-cell office:value-type="float" office:value="9957" calcext:value-type="float">
            <text:p>9957</text:p>
          </table:table-cell>
          <table:table-cell office:value-type="percentage" office:value="0.29414" calcext:value-type="percentage">
            <text:p>29,41%</text:p>
          </table:table-cell>
        </table:table-row>
        <table:table-row table:style-name="ro1">
          <table:table-cell/>
          <table:table-cell office:value-type="string" calcext:value-type="string">
            <text:p>teste15_2.txt</text:p>
          </table:table-cell>
          <table:table-cell office:value-type="float" office:value="23108" calcext:value-type="float">
            <text:p>23108</text:p>
          </table:table-cell>
          <table:table-cell office:value-type="float" office:value="8953" calcext:value-type="float">
            <text:p>8953</text:p>
          </table:table-cell>
          <table:table-cell office:value-type="percentage" office:value="0.38744" calcext:value-type="percentage">
            <text:p>38,74%</text:p>
          </table:table-cell>
        </table:table-row>
        <table:table-row table:style-name="ro1">
          <table:table-cell/>
          <table:table-cell office:value-type="string" calcext:value-type="string">
            <text:p>teste50_1.txt</text:p>
          </table:table-cell>
          <table:table-cell table:style-name="ce4" office:value-type="float" office:value="1137150" calcext:value-type="float">
            <text:p>1,14E+06</text:p>
          </table:table-cell>
          <table:table-cell table:number-columns-repeated="2" table:style-name="ce14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este50_2.txt</text:p>
          </table:table-cell>
          <table:table-cell table:style-name="ce4" office:value-type="float" office:value="1471610" calcext:value-type="float">
            <text:p>1,47E+06</text:p>
          </table:table-cell>
          <table:table-cell table:number-columns-repeated="2" table:style-name="ce14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este100_1.txt</text:p>
          </table:table-cell>
          <table:table-cell office:value-type="float" office:value="103729" calcext:value-type="float">
            <text:p>103729</text:p>
          </table:table-cell>
          <table:table-cell table:number-columns-repeated="2" table:style-name="ce14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este100_2.txt</text:p>
          </table:table-cell>
          <table:table-cell office:value-type="float" office:value="120606" calcext:value-type="float">
            <text:p>120606</text:p>
          </table:table-cell>
          <table:table-cell table:number-columns-repeated="2" table:style-name="ce14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este100_3.txt</text:p>
          </table:table-cell>
          <table:table-cell office:value-type="float" office:value="116625" calcext:value-type="float">
            <text:p>116625</text:p>
          </table:table-cell>
          <table:table-cell table:number-columns-repeated="2" table:style-name="ce14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este100_4.txt</text:p>
          </table:table-cell>
          <table:table-cell office:value-type="float" office:value="102579" calcext:value-type="float">
            <text:p>102579</text:p>
          </table:table-cell>
          <table:table-cell table:number-columns-repeated="2" table:style-name="ce14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07:23:54.446624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row>
      <munder>
        <mo stretchy="false">∑</mo>
        <mrow>
          <mi>i</mi>
          <mo stretchy="false">∈</mo>
          <mi>V</mi>
        </mrow>
      </munder>
      <mrow>
        <msub>
          <mi>x</mi>
          <mi mathvariant="italic">ii</mi>
        </msub>
        <mo stretchy="false">=</mo>
        <mn>0</mn>
      </mrow>
    </mrow>
    <annotation encoding="StarMath 5.0">sum from{i in V} { x_ii = 0
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92cm" svg:height="7.815cm" xlink:href="." xlink:type="simple" chart:class="chart:line" chart:style-name="ch1">
        <chart:plot-area chart:style-name="ch2" chart:data-source-has-labels="both" svg:x="1.288cm" svg:y="0.156cm" svg:width="12.327cm" svg:height="6.522cm">
          <chartooo:coordinate-region svg:x="2.703cm" svg:y="0.156cm" svg:width="10.586cm" svg:height="4.37cm"/>
          <chart:axis chart:dimension="x" chart:name="primary-x" chart:style-name="ch3" chartooo:axis-type="auto">
            <chartooo:date-scale/>
            <chart:title svg:x="6.825cm" svg:y="6.834cm" chart:style-name="ch4">
              <text:p>Entrada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4.109cm" chart:style-name="ch6">
              <text:p>Precisão</text:p>
            </chart:title>
            <chart:grid chart:style-name="ch7" chart:class="major"/>
          </chart:axis>
          <chart:series chart:style-name="ch8" chart:values-cell-range-address="local-table.$B$2:.$B$13" chart:label-cell-address="local-table.$B$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</table:table-cell>
              <table:table-cell office:value-type="float" office:value="0.61146">
                <text:p>0.61146</text:p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sub>
        <mi>v</mi>
        <mi>j</mi>
      </msub>
      <mo stretchy="false">≥</mo>
      <mrow>
        <msub>
          <mi>v</mi>
          <mi>i</mi>
        </msub>
        <mo stretchy="false">+</mo>
        <msub>
          <mi>t</mi>
          <mi mathvariant="italic">ij</mi>
        </msub>
        <mo stretchy="false">−</mo>
        <mrow>
          <mrow>
            <mo fence="true" stretchy="false">(</mo>
            <mrow>
              <mrow>
                <mn>1</mn>
                <mo stretchy="false">−</mo>
                <msub>
                  <mi>x</mi>
                  <mi mathvariant="italic">ij</mi>
                </msub>
              </mrow>
            </mrow>
            <mo fence="true" stretchy="false">)</mo>
          </mrow>
          <mo stretchy="false">∗</mo>
          <mi>M</mi>
        </mrow>
      </mrow>
    </mrow>
    <annotation encoding="StarMath 5.0">v_j &gt;= v_i + t_ij - ( 1 - x_ij ) * M
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8mm"/>
    </style:style>
    <style:style style:name="co3" style:family="table-column">
      <style:table-column-properties fo:break-before="auto" style:column-width="25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rkga" table:style-name="ta1">
        <table:table-column table:style-name="co1" table:default-cell-style-name="Default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2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9" office:value-type="string" calcext:value-type="string">
            <text:p>Teste</text:p>
          </table:table-cell>
          <table:table-cell table:style-name="ce9" office:value-type="string" calcext:value-type="string">
            <text:p>Tempo (s)</text:p>
          </table:table-cell>
          <table:table-cell table:style-name="ce9" office:value-type="string" calcext:value-type="string">
            <text:p>Resposta</text:p>
          </table:table-cell>
          <table:table-cell table:style-name="ce9" office:value-type="string" calcext:value-type="string">
            <text:p>Ótimo</text:p>
          </table:table-cell>
          <table:table-cell table:style-name="ce9" office:value-type="string" calcext:value-type="string">
            <text:p>Precisão</text:p>
          </table:table-cell>
        </table:table-row>
        <table:table-row table:style-name="ro1">
          <table:table-cell/>
          <table:table-cell office:value-type="string" calcext:value-type="string">
            <text:p>teste10_1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0_2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1_1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1_2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2_1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2_2.txt</text:p>
          </table:table-cell>
          <table:table-cell office:value-type="float" office:value="4" calcext:value-type="float">
            <text:p>4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99366" calcext:value-type="percentage">
            <text:p>99,37%</text:p>
          </table:table-cell>
        </table:table-row>
        <table:table-row table:style-name="ro1">
          <table:table-cell/>
          <table:table-cell office:value-type="string" calcext:value-type="string">
            <text:p>teste13_1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3_2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4_1.tx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4_2.tx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teste15_1.txt</text:p>
          </table:table-cell>
          <table:table-cell office:value-type="float" office:value="5" calcext:value-type="float">
            <text:p>5</text:p>
          </table:table-cell>
          <table:table-cell office:value-type="float" office:value="10413" calcext:value-type="float">
            <text:p>10413</text:p>
          </table:table-cell>
          <table:table-cell office:value-type="float" office:value="9957" calcext:value-type="float">
            <text:p>9957</text:p>
          </table:table-cell>
          <table:table-cell office:value-type="percentage" office:value="0.9562" calcext:value-type="percentage">
            <text:p>95,62%</text:p>
          </table:table-cell>
        </table:table-row>
        <table:table-row table:style-name="ro1">
          <table:table-cell/>
          <table:table-cell office:value-type="string" calcext:value-type="string">
            <text:p>teste15_2.txt</text:p>
          </table:table-cell>
          <table:table-cell office:value-type="float" office:value="5" calcext:value-type="float">
            <text:p>5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  <table:table-cell office:value-type="percentage" office:value="0.98276" calcext:value-type="percentage">
            <text:p>98,28%</text:p>
          </table:table-cell>
        </table:table-row>
        <table:table-row table:style-name="ro1">
          <table:table-cell/>
          <table:table-cell office:value-type="string" calcext:value-type="string">
            <text:p>teste50_1.txt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111570" calcext:value-type="float">
            <text:p>1.111.570</text:p>
          </table:table-cell>
          <table:table-cell table:number-columns-repeated="2" table:style-name="ce11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50_2.txt</text:p>
          </table:table-cell>
          <table:table-cell office:value-type="float" office:value="34" calcext:value-type="float">
            <text:p>34</text:p>
          </table:table-cell>
          <table:table-cell office:value-type="float" office:value="922950" calcext:value-type="float">
            <text:p>922950</text:p>
          </table:table-cell>
          <table:table-cell table:number-columns-repeated="2" table:style-name="ce11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100_1.txt</text:p>
          </table:table-cell>
          <table:table-cell office:value-type="float" office:value="106" calcext:value-type="float">
            <text:p>106</text:p>
          </table:table-cell>
          <table:table-cell office:value-type="float" office:value="192843" calcext:value-type="float">
            <text:p>192843</text:p>
          </table:table-cell>
          <table:table-cell table:number-columns-repeated="2" table:style-name="ce11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100_2.txt</text:p>
          </table:table-cell>
          <table:table-cell office:value-type="float" office:value="108" calcext:value-type="float">
            <text:p>108</text:p>
          </table:table-cell>
          <table:table-cell office:value-type="float" office:value="201700" calcext:value-type="float">
            <text:p>201700</text:p>
          </table:table-cell>
          <table:table-cell table:number-columns-repeated="2" table:style-name="ce11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100_3.txt</text:p>
          </table:table-cell>
          <table:table-cell office:value-type="float" office:value="105" calcext:value-type="float">
            <text:p>105</text:p>
          </table:table-cell>
          <table:table-cell office:value-type="float" office:value="174930" calcext:value-type="float">
            <text:p>174930</text:p>
          </table:table-cell>
          <table:table-cell table:number-columns-repeated="2" table:style-name="ce11"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string" calcext:value-type="string">
            <text:p>teste100_4.txt</text:p>
          </table:table-cell>
          <table:table-cell office:value-type="float" office:value="104" calcext:value-type="float">
            <text:p>104</text:p>
          </table:table-cell>
          <table:table-cell office:value-type="float" office:value="171098" calcext:value-type="float">
            <text:p>171098</text:p>
          </table:table-cell>
          <table:table-cell table:number-columns-repeated="2" table:style-name="ce11" office:value-type="string" calcext:value-type="string">
            <text:p><text:s/>-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07:24:53.567217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math xmlns="http://www.w3.org/1998/Math/MathML" display="block">
  <semantics>
    <mrow>
      <mrow>
        <mrow>
          <munder>
            <mo stretchy="false">∑</mo>
            <mrow>
              <mi>i</mi>
              <mi>,</mi>
              <mrow>
                <mi>j</mi>
                <mo stretchy="false">∈</mo>
                <mi>S</mi>
              </mrow>
              <mi>,</mi>
              <mrow>
                <mi>i</mi>
                <mo stretchy="false">≠</mo>
                <mi>j</mi>
              </mrow>
            </mrow>
          </munder>
          <msub>
            <mi>x</mi>
            <mi mathvariant="italic">ij</mi>
          </msub>
        </mrow>
        <mo stretchy="false">≤</mo>
        <mrow>
          <mrow>
            <mo fence="true" stretchy="false">|</mo>
            <mrow>
              <mi>S</mi>
            </mrow>
            <mo fence="true" stretchy="false">|</mo>
          </mrow>
          <mo stretchy="false">−</mo>
          <mn>1,</mn>
        </mrow>
      </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sum from{i, j in S, i &lt;&gt; j} x_ij &lt;= lline S rline - 1, forall S subset V, s &lt;&gt; emptyset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0.27mm"/>
    </style:style>
    <style:style style:name="co6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1">
      <style:table-cell-properties fo:border="0.06pt solid #000000"/>
    </style:style>
    <style:style style:name="ce14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1" table:default-cell-style-name="ce13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1" table:default-cell-style-name="ce13"/>
        <table:table-row table:style-name="ro1">
          <table:table-cell table:number-columns-repeated="7"/>
          <table:table-cell table:style-name="Default" table:number-columns-repeated="9"/>
        </table:table-row>
        <table:table-row table:style-name="ro1">
          <table:table-cell table:number-columns-repeated="7"/>
          <table:table-cell table:style-name="Default"/>
          <table:table-cell table:style-name="ce3" office:value-type="string" calcext:value-type="string" table:number-columns-spanned="4" table:number-rows-spanned="1">
            <text:p>Vizinho Aleatório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2-OPT</text:p>
          </table:table-cell>
          <table:covered-table-cell table:number-columns-repeated="3" table:style-name="Default"/>
        </table:table-row>
        <table:table-row table:style-name="ro1">
          <table:table-cell table:number-columns-repeated="7"/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Tempo (s)</text:p>
          </table:table-cell>
          <table:table-cell table:style-name="ce10" office:value-type="string" calcext:value-type="string">
            <text:p>Resposta</text:p>
          </table:table-cell>
          <table:table-cell table:style-name="ce10" office:value-type="string" calcext:value-type="string">
            <text:p>Ótimo</text:p>
          </table:table-cell>
          <table:table-cell table:style-name="ce10" office:value-type="string" calcext:value-type="string">
            <text:p>Precisão</text:p>
          </table:table-cell>
          <table:table-cell table:style-name="ce10" office:value-type="string" calcext:value-type="string">
            <text:p>Tempo (s)</text:p>
          </table:table-cell>
          <table:table-cell table:style-name="ce10" office:value-type="string" calcext:value-type="string">
            <text:p>Resposta</text:p>
          </table:table-cell>
          <table:table-cell table:style-name="ce10" office:value-type="string" calcext:value-type="string">
            <text:p>Ótimo</text:p>
          </table:table-cell>
          <table:table-cell table:style-name="ce10" office:value-type="string" calcext:value-type="string">
            <text:p>Precisã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0_1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" calcext:value-type="float">
            <text:p>3</text:p>
          </table:table-cell>
          <table:table-cell office:value-type="float" office:value="4603" calcext:value-type="float">
            <text:p>4603</text:p>
          </table:table-cell>
          <table:table-cell office:value-type="float" office:value="2943" calcext:value-type="float">
            <text:p>2943</text:p>
          </table:table-cell>
          <table:table-cell office:value-type="percentage" office:value="0.63936" calcext:value-type="percentage">
            <text:p>63,94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0_2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" calcext:value-type="float">
            <text:p>3</text:p>
          </table:table-cell>
          <table:table-cell office:value-type="float" office:value="4042" calcext:value-type="float">
            <text:p>4042</text:p>
          </table:table-cell>
          <table:table-cell office:value-type="float" office:value="4036" calcext:value-type="float">
            <text:p>4036</text:p>
          </table:table-cell>
          <table:table-cell office:value-type="percentage" office:value="0.99851" calcext:value-type="percentage">
            <text:p>99,85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1_1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" calcext:value-type="float">
            <text:p>4</text:p>
          </table:table-cell>
          <table:table-cell office:value-type="float" office:value="3654" calcext:value-type="float">
            <text:p>3654</text:p>
          </table:table-cell>
          <table:table-cell office:value-type="float" office:value="3647" calcext:value-type="float">
            <text:p>3647</text:p>
          </table:table-cell>
          <table:table-cell office:value-type="percentage" office:value="0.99808" calcext:value-type="percentage">
            <text:p>99,8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1_2.txt</text:p>
          </table:table-cell>
          <table:table-cell office:value-type="float" office:value="0" calcext:value-type="float">
            <text:p>0</text:p>
          </table:table-cell>
          <table:table-cell office:value-type="float" office:value="4179" calcext:value-type="float">
            <text:p>4179</text:p>
          </table:table-cell>
          <table:table-cell office:value-type="float" office:value="4170" calcext:value-type="float">
            <text:p>4170</text:p>
          </table:table-cell>
          <table:table-cell office:value-type="percentage" office:value="0.99784" calcext:value-type="percentage">
            <text:p>99,78%</text:p>
          </table:table-cell>
          <table:table-cell office:value-type="float" office:value="4" calcext:value-type="float">
            <text:p>4</text:p>
          </table:table-cell>
          <table:table-cell office:value-type="float" office:value="7587" calcext:value-type="float">
            <text:p>7587</text:p>
          </table:table-cell>
          <table:table-cell office:value-type="float" office:value="4170" calcext:value-type="float">
            <text:p>4170</text:p>
          </table:table-cell>
          <table:table-cell office:value-type="percentage" office:value="0.54962" calcext:value-type="percentage">
            <text:p>54,96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2_1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" calcext:value-type="float">
            <text:p>6</text:p>
          </table:table-cell>
          <table:table-cell office:value-type="float" office:value="6586" calcext:value-type="float">
            <text:p>6586</text:p>
          </table:table-cell>
          <table:table-cell office:value-type="float" office:value="3091" calcext:value-type="float">
            <text:p>3091</text:p>
          </table:table-cell>
          <table:table-cell office:value-type="percentage" office:value="0.46932" calcext:value-type="percentage">
            <text:p>46,93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2_2.txt</text:p>
          </table:table-cell>
          <table:table-cell office:value-type="float" office:value="0" calcext:value-type="float">
            <text:p>0</text:p>
          </table:table-cell>
          <table:table-cell office:value-type="float" office:value="3940" calcext:value-type="float">
            <text:p>3940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91624" calcext:value-type="percentage">
            <text:p>91,62%</text:p>
          </table:table-cell>
          <table:table-cell office:value-type="float" office:value="6" calcext:value-type="float">
            <text:p>6</text:p>
          </table:table-cell>
          <table:table-cell office:value-type="float" office:value="4819" calcext:value-type="float">
            <text:p>4819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74911" calcext:value-type="percentage">
            <text:p>74,9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3_1.txt</text:p>
          </table:table-cell>
          <table:table-cell office:value-type="float" office:value="0" calcext:value-type="float">
            <text:p>0</text:p>
          </table:table-cell>
          <table:table-cell office:value-type="float" office:value="6915" calcext:value-type="float">
            <text:p>6915</text:p>
          </table:table-cell>
          <table:table-cell office:value-type="float" office:value="5584" calcext:value-type="float">
            <text:p>5584</text:p>
          </table:table-cell>
          <table:table-cell office:value-type="percentage" office:value="0.80751" calcext:value-type="percentage">
            <text:p>80,75%</text:p>
          </table:table-cell>
          <table:table-cell office:value-type="float" office:value="11" calcext:value-type="float">
            <text:p>11</text:p>
          </table:table-cell>
          <table:table-cell office:value-type="float" office:value="9288" calcext:value-type="float">
            <text:p>9288</text:p>
          </table:table-cell>
          <table:table-cell office:value-type="float" office:value="5584" calcext:value-type="float">
            <text:p>5584</text:p>
          </table:table-cell>
          <table:table-cell office:value-type="percentage" office:value="0.6012" calcext:value-type="percentage">
            <text:p>60,12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3_2.txt</text:p>
          </table:table-cell>
          <table:table-cell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office:value-type="float" office:value="9081" calcext:value-type="float">
            <text:p>9081</text:p>
          </table:table-cell>
          <table:table-cell office:value-type="percentage" office:value="0.88612" calcext:value-type="percentage">
            <text:p>88,61%</text:p>
          </table:table-cell>
          <table:table-cell office:value-type="float" office:value="9" calcext:value-type="float">
            <text:p>9</text:p>
          </table:table-cell>
          <table:table-cell office:value-type="float" office:value="10608" calcext:value-type="float">
            <text:p>10608</text:p>
          </table:table-cell>
          <table:table-cell office:value-type="float" office:value="9081" calcext:value-type="float">
            <text:p>9081</text:p>
          </table:table-cell>
          <table:table-cell office:value-type="percentage" office:value="0.85605" calcext:value-type="percentage">
            <text:p>85,61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4_1.txt</text:p>
          </table:table-cell>
          <table:table-cell office:value-type="float" office:value="0" calcext:value-type="float">
            <text:p>0</text:p>
          </table:table-cell>
          <table:table-cell office:value-type="float" office:value="11921" calcext:value-type="float">
            <text:p>11921</text:p>
          </table:table-cell>
          <table:table-cell office:value-type="float" office:value="11369" calcext:value-type="float">
            <text:p>11369</text:p>
          </table:table-cell>
          <table:table-cell office:value-type="percentage" office:value="0.95369" calcext:value-type="percentage">
            <text:p>95,37%</text:p>
          </table:table-cell>
          <table:table-cell office:value-type="float" office:value="10" calcext:value-type="float">
            <text:p>10</text:p>
          </table:table-cell>
          <table:table-cell office:value-type="float" office:value="18526" calcext:value-type="float">
            <text:p>18526</text:p>
          </table:table-cell>
          <table:table-cell office:value-type="float" office:value="11369" calcext:value-type="float">
            <text:p>11369</text:p>
          </table:table-cell>
          <table:table-cell office:value-type="percentage" office:value="0.61367" calcext:value-type="percentage">
            <text:p>61,37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4_2.txt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3085" calcext:value-type="float">
            <text:p>3085</text:p>
          </table:table-cell>
          <table:table-cell office:value-type="percentage" office:value="0.96678" calcext:value-type="percentage">
            <text:p>96,68%</text:p>
          </table:table-cell>
          <table:table-cell office:value-type="float" office:value="10" calcext:value-type="float">
            <text:p>10</text:p>
          </table:table-cell>
          <table:table-cell office:value-type="float" office:value="20357" calcext:value-type="float">
            <text:p>20357</text:p>
          </table:table-cell>
          <table:table-cell office:value-type="float" office:value="3085" calcext:value-type="float">
            <text:p>3085</text:p>
          </table:table-cell>
          <table:table-cell office:value-type="percentage" office:value="0.15154" calcext:value-type="percentage">
            <text:p>15,15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5_1.txt</text:p>
          </table:table-cell>
          <table:table-cell office:value-type="float" office:value="0" calcext:value-type="float">
            <text:p>0</text:p>
          </table:table-cell>
          <table:table-cell office:value-type="float" office:value="10793" calcext:value-type="float">
            <text:p>10793</text:p>
          </table:table-cell>
          <table:table-cell office:value-type="float" office:value="9957" calcext:value-type="float">
            <text:p>9957</text:p>
          </table:table-cell>
          <table:table-cell office:value-type="percentage" office:value="0.92254" calcext:value-type="percentage">
            <text:p>92,25%</text:p>
          </table:table-cell>
          <table:table-cell office:value-type="float" office:value="13" calcext:value-type="float">
            <text:p>13</text:p>
          </table:table-cell>
          <table:table-cell office:value-type="float" office:value="16958" calcext:value-type="float">
            <text:p>16958</text:p>
          </table:table-cell>
          <table:table-cell office:value-type="float" office:value="9957" calcext:value-type="float">
            <text:p>9957</text:p>
          </table:table-cell>
          <table:table-cell office:value-type="percentage" office:value="0.58715" calcext:value-type="percentage">
            <text:p>58,72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5_2.txt</text:p>
          </table:table-cell>
          <table:table-cell office:value-type="float" office:value="0" calcext:value-type="float">
            <text:p>0</text:p>
          </table:table-cell>
          <table:table-cell office:value-type="float" office:value="10530" calcext:value-type="float">
            <text:p>10530</text:p>
          </table:table-cell>
          <table:table-cell office:value-type="float" office:value="8953" calcext:value-type="float">
            <text:p>8953</text:p>
          </table:table-cell>
          <table:table-cell office:value-type="percentage" office:value="0.85023" calcext:value-type="percentage">
            <text:p>85,02%</text:p>
          </table:table-cell>
          <table:table-cell office:value-type="float" office:value="13" calcext:value-type="float">
            <text:p>13</text:p>
          </table:table-cell>
          <table:table-cell office:value-type="float" office:value="20311" calcext:value-type="float">
            <text:p>20311</text:p>
          </table:table-cell>
          <table:table-cell office:value-type="float" office:value="8953" calcext:value-type="float">
            <text:p>8953</text:p>
          </table:table-cell>
          <table:table-cell office:value-type="percentage" office:value="0.44079" calcext:value-type="percentage">
            <text:p>44,08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50_1.txt</text:p>
          </table:table-cell>
          <table:table-cell office:value-type="float" office:value="1" calcext:value-type="float">
            <text:p>1</text:p>
          </table:table-cell>
          <table:table-cell office:value-type="float" office:value="914174" calcext:value-type="float">
            <text:p>914174</text:p>
          </table:table-cell>
          <table:table-cell table:number-columns-repeated="2" table:style-name="ce3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table:style-name="ce14" office:value-type="float" office:value="1137150" calcext:value-type="float">
            <text:p>1,14E+06</text:p>
          </table:table-cell>
          <table:table-cell table:number-columns-repeated="2" table:style-name="ce3" office:value-type="string" calcext:value-type="string">
            <text:p><text:s/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50_2.txt</text:p>
          </table:table-cell>
          <table:table-cell office:value-type="float" office:value="1" calcext:value-type="float">
            <text:p>1</text:p>
          </table:table-cell>
          <table:table-cell office:value-type="float" office:value="919546" calcext:value-type="float">
            <text:p>919546</text:p>
          </table:table-cell>
          <table:table-cell table:number-columns-repeated="2" table:style-name="ce3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table:style-name="ce14" office:value-type="float" office:value="1137150" calcext:value-type="float">
            <text:p>1,14E+06</text:p>
          </table:table-cell>
          <table:table-cell table:number-columns-repeated="2" table:style-name="ce3" office:value-type="string" calcext:value-type="string">
            <text:p><text:s/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00_1.txt</text:p>
          </table:table-cell>
          <table:table-cell office:value-type="float" office:value="4" calcext:value-type="float">
            <text:p>4</text:p>
          </table:table-cell>
          <table:table-cell office:value-type="float" office:value="103729" calcext:value-type="float">
            <text:p>103729</text:p>
          </table:table-cell>
          <table:table-cell table:number-columns-repeated="2" table:style-name="ce3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office:value-type="float" office:value="101757" calcext:value-type="float">
            <text:p>101757</text:p>
          </table:table-cell>
          <table:table-cell table:number-columns-repeated="2" table:style-name="ce3" office:value-type="string" calcext:value-type="string">
            <text:p><text:s/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00_2.txt</text:p>
          </table:table-cell>
          <table:table-cell office:value-type="float" office:value="4" calcext:value-type="float">
            <text:p>4</text:p>
          </table:table-cell>
          <table:table-cell office:value-type="float" office:value="111492" calcext:value-type="float">
            <text:p>111492</text:p>
          </table:table-cell>
          <table:table-cell table:number-columns-repeated="2" table:style-name="ce3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office:value-type="float" office:value="120606" calcext:value-type="float">
            <text:p>120606</text:p>
          </table:table-cell>
          <table:table-cell table:number-columns-repeated="2" table:style-name="ce3" office:value-type="string" calcext:value-type="string">
            <text:p><text:s/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00_3.txt</text:p>
          </table:table-cell>
          <table:table-cell office:value-type="float" office:value="5" calcext:value-type="float">
            <text:p>5</text:p>
          </table:table-cell>
          <table:table-cell office:value-type="float" office:value="110119" calcext:value-type="float">
            <text:p>110119</text:p>
          </table:table-cell>
          <table:table-cell table:number-columns-repeated="2" table:style-name="ce3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office:value-type="float" office:value="116625" calcext:value-type="float">
            <text:p>116625</text:p>
          </table:table-cell>
          <table:table-cell table:number-columns-repeated="2" table:style-name="ce3" office:value-type="string" calcext:value-type="string">
            <text:p><text:s/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e100_4.txt</text:p>
          </table:table-cell>
          <table:table-cell office:value-type="float" office:value="5" calcext:value-type="float">
            <text:p>5</text:p>
          </table:table-cell>
          <table:table-cell office:value-type="float" office:value="102579" calcext:value-type="float">
            <text:p>102579</text:p>
          </table:table-cell>
          <table:table-cell table:number-columns-repeated="2" table:style-name="ce3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office:value-type="float" office:value="102579" calcext:value-type="float">
            <text:p>102579</text:p>
          </table:table-cell>
          <table:table-cell table:number-columns-repeated="2" table:style-name="ce3" office:value-type="string" calcext:value-type="string">
            <text:p><text:s/>-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07:24:28.635343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